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V Check" table:style-name="ta1">
        <table:shapes>
          <draw:frame draw:z-index="0" draw:style-name="gr1" draw:text-style-name="P1" svg:width="6.298in" svg:height="3.5453in" svg:x="1.1555in" svg:y="3.0717in">
            <draw:object draw:notify-on-update-of-ranges="'FOV Check'.A1:'FOV Check'.A12 'FOV Check'.B1:'FOV Check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00255174714766474" calcext:value-type="float">
            <text:p>0.00255174714766474</text:p>
          </table:table-cell>
          <table:table-cell office:value-type="float" office:value="0.0047389337991438" calcext:value-type="float">
            <text:p>0.0047389337991438</text:p>
          </table:table-cell>
          <table:table-cell/>
          <table:table-cell office:value-type="float" office:value="0.00312498982753356" calcext:value-type="float">
            <text:p>0.00312498982753356</text:p>
          </table:table-cell>
          <table:table-cell office:value-type="float" office:value="0.00416664255426352" calcext:value-type="float">
            <text:p>0.00416664255426352</text:p>
          </table:table-cell>
          <table:table-cell/>
          <table:table-cell table:formula="of:=[.D1]/[.A1]" office:value-type="float" office:value="1.22464713261007" calcext:value-type="float">
            <text:p>1.22464713261007</text:p>
          </table:table-cell>
          <table:table-cell table:formula="of:=[.E1]/[.B1]" office:value-type="float" office:value="0.87923628623306" calcext:value-type="float">
            <text:p>0.879236286233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637938085003691" calcext:value-type="float">
            <text:p>-0.000637938085003691</text:p>
          </table:table-cell>
          <table:table-cell office:value-type="float" office:value="0.0106622768049011" calcext:value-type="float">
            <text:p>0.0106622768049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89551032751496" calcext:value-type="float">
            <text:p>0.00989551032751496</text:p>
          </table:table-cell>
          <table:table-cell/>
          <table:table-cell table:formula="of:=[.D2]/[.A2]" office:value-type="float" office:value="-0" calcext:value-type="float">
            <text:p>0</text:p>
          </table:table-cell>
          <table:table-cell table:formula="of:=[.E2]/[.B2]" office:value-type="float" office:value="0.928086046590567" calcext:value-type="float">
            <text:p>0.928086046590567</text:p>
          </table:table-cell>
          <table:table-cell table:number-columns-repeated="2"/>
        </table:table-row>
        <table:table-row table:style-name="ro1">
          <table:table-cell office:value-type="float" office:value="-0.0179059218922758" calcext:value-type="float">
            <text:p>-0.0179059218922758</text:p>
          </table:table-cell>
          <table:table-cell office:value-type="float" office:value="0.0068349454011136" calcext:value-type="float">
            <text:p>0.0068349454011136</text:p>
          </table:table-cell>
          <table:table-cell/>
          <table:table-cell office:value-type="float" office:value="-0.0171858078458974" calcext:value-type="float">
            <text:p>-0.0171858078458974</text:p>
          </table:table-cell>
          <table:table-cell office:value-type="float" office:value="0.00624991862169896" calcext:value-type="float">
            <text:p>0.00624991862169896</text:p>
          </table:table-cell>
          <table:table-cell/>
          <table:table-cell table:formula="of:=[.D3]/[.A3]" office:value-type="float" office:value="0.959783469920695" calcext:value-type="float">
            <text:p>0.959783469920695</text:p>
          </table:table-cell>
          <table:table-cell table:formula="of:=[.E3]/[.B3]" office:value-type="float" office:value="0.914406517523999" calcext:value-type="float">
            <text:p>0.914406517523999</text:p>
          </table:table-cell>
          <table:table-cell table:number-columns-repeated="2"/>
        </table:table-row>
        <table:table-row table:style-name="ro1">
          <table:table-cell office:value-type="float" office:value="-0.0248289182821667" calcext:value-type="float">
            <text:p>-0.0248289182821667</text:p>
          </table:table-cell>
          <table:table-cell office:value-type="float" office:value="-0.0163570984366958" calcext:value-type="float">
            <text:p>-0.0163570984366958</text:p>
          </table:table-cell>
          <table:table-cell/>
          <table:table-cell office:value-type="float" office:value="-0.0244742788768024" calcext:value-type="float">
            <text:p>-0.0244742788768024</text:p>
          </table:table-cell>
          <table:table-cell office:value-type="float" office:value="-0.0171858078458974" calcext:value-type="float">
            <text:p>-0.0171858078458974</text:p>
          </table:table-cell>
          <table:table-cell/>
          <table:table-cell table:formula="of:=[.D4]/[.A4]" office:value-type="float" office:value="0.985716679182958" calcext:value-type="float">
            <text:p>0.985716679182958</text:p>
          </table:table-cell>
          <table:table-cell table:formula="of:=[.E4]/[.B4]" office:value-type="float" office:value="1.05066359491623" calcext:value-type="float">
            <text:p>1.05066359491623</text:p>
          </table:table-cell>
          <table:table-cell table:number-columns-repeated="2"/>
        </table:table-row>
        <table:table-row table:style-name="ro1">
          <table:table-cell office:value-type="float" office:value="0.00236948020271849" calcext:value-type="float">
            <text:p>0.00236948020271849</text:p>
          </table:table-cell>
          <table:table-cell office:value-type="float" office:value="-0.0184980967955662" calcext:value-type="float">
            <text:p>-0.0184980967955662</text:p>
          </table:table-cell>
          <table:table-cell/>
          <table:table-cell office:value-type="float" office:value="0.00260416077981212" calcext:value-type="float">
            <text:p>0.00260416077981212</text:p>
          </table:table-cell>
          <table:table-cell office:value-type="float" office:value="-0.0192684483602763" calcext:value-type="float">
            <text:p>-0.0192684483602763</text:p>
          </table:table-cell>
          <table:table-cell/>
          <table:table-cell table:formula="of:=[.D5]/[.A5]" office:value-type="float" office:value="1.09904306304158" calcext:value-type="float">
            <text:p>1.09904306304158</text:p>
          </table:table-cell>
          <table:table-cell table:formula="of:=[.E5]/[.B5]" office:value-type="float" office:value="1.04164490937764" calcext:value-type="float">
            <text:p>1.04164490937764</text:p>
          </table:table-cell>
          <table:table-cell table:number-columns-repeated="2"/>
        </table:table-row>
        <table:table-row table:style-name="ro1">
          <table:table-cell office:value-type="float" office:value="0.0235993303252115" calcext:value-type="float">
            <text:p>0.0235993303252115</text:p>
          </table:table-cell>
          <table:table-cell office:value-type="float" office:value="-0.0233260787332124" calcext:value-type="float">
            <text:p>-0.0233260787332124</text:p>
          </table:table-cell>
          <table:table-cell/>
          <table:table-cell office:value-type="float" office:value="0.0244742788768024" calcext:value-type="float">
            <text:p>0.0244742788768024</text:p>
          </table:table-cell>
          <table:table-cell office:value-type="float" office:value="-0.0239537508697925" calcext:value-type="float">
            <text:p>-0.0239537508697925</text:p>
          </table:table-cell>
          <table:table-cell/>
          <table:table-cell table:formula="of:=[.D6]/[.A6]" office:value-type="float" office:value="1.03707514321524" calcext:value-type="float">
            <text:p>1.03707514321524</text:p>
          </table:table-cell>
          <table:table-cell table:formula="of:=[.E6]/[.B6]" office:value-type="float" office:value="1.02690860061646" calcext:value-type="float">
            <text:p>1.02690860061646</text:p>
          </table:table-cell>
          <table:table-cell table:number-columns-repeated="2"/>
        </table:table-row>
        <table:table-row table:style-name="ro1">
          <table:table-cell table:formula="of:=[.D1]*[.$J$1]" office:value-type="float" office:value="0.00312498982753356" calcext:value-type="float">
            <text:p>0.00312498982753356</text:p>
          </table:table-cell>
          <table:table-cell table:formula="of:=[.E1]*[.$J$1]" office:value-type="float" office:value="0.00416664255426352" calcext:value-type="float">
            <text:p>0.00416664255426352</text:p>
          </table:table-cell>
          <table:table-cell table:number-columns-repeated="8"/>
        </table:table-row>
        <table:table-row table:style-name="ro1">
          <table:table-cell table:formula="of:=[.D2]*[.$J$1]" office:value-type="float" office:value="0" calcext:value-type="float">
            <text:p>0</text:p>
          </table:table-cell>
          <table:table-cell table:formula="of:=[.E2]*[.$J$1]" office:value-type="float" office:value="0.00989551032751496" calcext:value-type="float">
            <text:p>0.00989551032751496</text:p>
          </table:table-cell>
          <table:table-cell table:number-columns-repeated="8"/>
        </table:table-row>
        <table:table-row table:style-name="ro1">
          <table:table-cell table:formula="of:=[.D3]*[.$J$1]" office:value-type="float" office:value="-0.0171858078458974" calcext:value-type="float">
            <text:p>-0.0171858078458974</text:p>
          </table:table-cell>
          <table:table-cell table:formula="of:=[.E3]*[.$J$1]" office:value-type="float" office:value="0.00624991862169896" calcext:value-type="float">
            <text:p>0.00624991862169896</text:p>
          </table:table-cell>
          <table:table-cell table:number-columns-repeated="8"/>
        </table:table-row>
        <table:table-row table:style-name="ro1">
          <table:table-cell table:formula="of:=[.D4]*[.$J$1]" office:value-type="float" office:value="-0.0244742788768024" calcext:value-type="float">
            <text:p>-0.0244742788768024</text:p>
          </table:table-cell>
          <table:table-cell table:formula="of:=[.E4]*[.$J$1]" office:value-type="float" office:value="-0.0171858078458974" calcext:value-type="float">
            <text:p>-0.0171858078458974</text:p>
          </table:table-cell>
          <table:table-cell table:number-columns-repeated="8"/>
        </table:table-row>
        <table:table-row table:style-name="ro1">
          <table:table-cell table:formula="of:=[.D5]*[.$J$1]" office:value-type="float" office:value="0.00260416077981212" calcext:value-type="float">
            <text:p>0.00260416077981212</text:p>
          </table:table-cell>
          <table:table-cell table:formula="of:=[.E5]*[.$J$1]" office:value-type="float" office:value="-0.0192684483602763" calcext:value-type="float">
            <text:p>-0.0192684483602763</text:p>
          </table:table-cell>
          <table:table-cell table:number-columns-repeated="8"/>
        </table:table-row>
        <table:table-row table:style-name="ro1">
          <table:table-cell table:formula="of:=[.D6]*[.$J$1]" office:value-type="float" office:value="0.0244742788768024" calcext:value-type="float">
            <text:p>0.0244742788768024</text:p>
          </table:table-cell>
          <table:table-cell table:formula="of:=[.E6]*[.$J$1]" office:value-type="float" office:value="-0.0239537508697925" calcext:value-type="float">
            <text:p>-0.0239537508697925</text:p>
          </table:table-cell>
          <table:table-cell table:number-columns-repeated="8"/>
        </table:table-row>
      </table:table>
      <table:table table:name="90 FOV Shot 1" table:style-name="ta1">
        <table:shapes>
          <draw:frame draw:z-index="0" draw:style-name="gr1" draw:text-style-name="P1" svg:width="7.6768in" svg:height="5.2626in" svg:x="1.6701in" svg:y="4.5602in">
            <draw:object draw:notify-on-update-of-ranges="'90 FOV Shot 1'.I8:'90 FOV Shot 1'.I13 '90 FOV Shot 1'.J7:'90 FOV Shot 1'.J7 '90 FOV Shot 1'.J8:'90 FOV Shot 1'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90" calcext:value-type="float">
            <text:p>90</text:p>
          </table:table-cell>
          <table:table-cell table:formula="of:=RADIANS([.B2])" office:value-type="float" office:value="1.5707963267949" calcext:value-type="float">
            <text:p>1.5707963267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06.260204708312" calcext:value-type="float">
            <text:p>106.260204708312</text:p>
          </table:table-cell>
          <table:table-cell table:formula="of:=2*ATAN(TAN([.C2]/2)*([.B1]/[.C1])/(4/3))" office:value-type="float" office:value="1.85459043600322" calcext:value-type="float">
            <text:p>1.85459043600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3.739795291688" calcext:value-type="float">
            <text:p>73.739795291688</text:p>
          </table:table-cell>
          <table:table-cell table:formula="of:=2*ATAN(TAN([.C2]/2)*(3/4))" office:value-type="float" office:value="1.28700221758657" calcext:value-type="float">
            <text:p>1.2870022175865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A8]-[.$B$1]/2+[.C8]/2" office:value-type="float" office:value="3" calcext:value-type="float">
            <text:p>3</text:p>
          </table:table-cell>
          <table:table-cell table:formula="of:=-([.B8]-[.$C$1]/2+[.D8]/2)" office:value-type="float" office:value="4" calcext:value-type="float">
            <text:p>4</text:p>
          </table:table-cell>
          <table:table-cell/>
          <table:table-cell table:formula="of:=ATAN(TAN([.$C$3]/2)*2*([.F8]/[.$B$1]))" office:value-type="float" office:value="0.00312498982753356" calcext:value-type="float">
            <text:p>0.00312498982753356</text:p>
          </table:table-cell>
          <table:table-cell table:formula="of:=ATAN(TAN([.$C$4]/2)*2*([.G8]/[.$C$1]))" office:value-type="float" office:value="0.00416664255426352" calcext:value-type="float">
            <text:p>0.0041666425542635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08" calcext:value-type="float">
            <text:p>7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9]-[.$B$1]/2+[.C9]/2" office:value-type="float" office:value="0" calcext:value-type="float">
            <text:p>0</text:p>
          </table:table-cell>
          <table:table-cell table:formula="of:=-([.B9]-[.$C$1]/2+[.D9]/2)" office:value-type="float" office:value="9.5" calcext:value-type="float">
            <text:p>9.5</text:p>
          </table:table-cell>
          <table:table-cell/>
          <table:table-cell table:formula="of:=ATAN(TAN([.$C$3]/2)*2*([.F9]/[.$B$1]))" office:value-type="float" office:value="0" calcext:value-type="float">
            <text:p>0</text:p>
          </table:table-cell>
          <table:table-cell table:formula="of:=ATAN(TAN([.$C$4]/2)*2*([.G9]/[.$C$1]))" office:value-type="float" office:value="0.00989551032751496" calcext:value-type="float">
            <text:p>0.0098955103275149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0]-[.$B$1]/2+[.C10]/2" office:value-type="float" office:value="-16.5" calcext:value-type="float">
            <text:p>-16.5</text:p>
          </table:table-cell>
          <table:table-cell table:formula="of:=-([.B10]-[.$C$1]/2+[.D10]/2)" office:value-type="float" office:value="6" calcext:value-type="float">
            <text:p>6</text:p>
          </table:table-cell>
          <table:table-cell/>
          <table:table-cell table:formula="of:=ATAN(TAN([.$C$3]/2)*2*([.F10]/[.$B$1]))" office:value-type="float" office:value="-0.0171858078458974" calcext:value-type="float">
            <text:p>-0.0171858078458974</text:p>
          </table:table-cell>
          <table:table-cell table:formula="of:=ATAN(TAN([.$C$4]/2)*2*([.G10]/[.$C$1]))" office:value-type="float" office:value="0.00624991862169896" calcext:value-type="float">
            <text:p>0.0062499186216989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1]-[.$B$1]/2+[.C11]/2" office:value-type="float" office:value="-23.5" calcext:value-type="float">
            <text:p>-23.5</text:p>
          </table:table-cell>
          <table:table-cell table:formula="of:=-([.B11]-[.$C$1]/2+[.D11]/2)" office:value-type="float" office:value="-16.5" calcext:value-type="float">
            <text:p>-16.5</text:p>
          </table:table-cell>
          <table:table-cell/>
          <table:table-cell table:formula="of:=ATAN(TAN([.$C$3]/2)*2*([.F11]/[.$B$1]))" office:value-type="float" office:value="-0.0244742788768024" calcext:value-type="float">
            <text:p>-0.0244742788768024</text:p>
          </table:table-cell>
          <table:table-cell table:formula="of:=ATAN(TAN([.$C$4]/2)*2*([.G11]/[.$C$1]))" office:value-type="float" office:value="-0.0171858078458974" calcext:value-type="float">
            <text:p>-0.017185807845897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2]-[.$B$1]/2+[.C12]/2" office:value-type="float" office:value="2.5" calcext:value-type="float">
            <text:p>2.5</text:p>
          </table:table-cell>
          <table:table-cell table:formula="of:=-([.B12]-[.$C$1]/2+[.D12]/2)" office:value-type="float" office:value="-18.5" calcext:value-type="float">
            <text:p>-18.5</text:p>
          </table:table-cell>
          <table:table-cell/>
          <table:table-cell table:formula="of:=ATAN(TAN([.$C$3]/2)*2*([.F12]/[.$B$1]))" office:value-type="float" office:value="0.00260416077981212" calcext:value-type="float">
            <text:p>0.00260416077981212</text:p>
          </table:table-cell>
          <table:table-cell table:formula="of:=ATAN(TAN([.$C$4]/2)*2*([.G12]/[.$C$1]))" office:value-type="float" office:value="-0.0192684483602763" calcext:value-type="float">
            <text:p>-0.019268448360276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]-[.$B$1]/2+[.C13]/2" office:value-type="float" office:value="23.5" calcext:value-type="float">
            <text:p>23.5</text:p>
          </table:table-cell>
          <table:table-cell table:formula="of:=-([.B13]-[.$C$1]/2+[.D13]/2)" office:value-type="float" office:value="-23" calcext:value-type="float">
            <text:p>-23</text:p>
          </table:table-cell>
          <table:table-cell/>
          <table:table-cell table:formula="of:=ATAN(TAN([.$C$3]/2)*2*([.F13]/[.$B$1]))" office:value-type="float" office:value="0.0244742788768024" calcext:value-type="float">
            <text:p>0.0244742788768024</text:p>
          </table:table-cell>
          <table:table-cell table:formula="of:=ATAN(TAN([.$C$4]/2)*2*([.G13]/[.$C$1]))" office:value-type="float" office:value="-0.0239537508697925" calcext:value-type="float">
            <text:p>-0.0239537508697925</text:p>
          </table:table-cell>
        </table:table-row>
      </table:table>
      <table:table table:name="Shot 1" table:style-name="ta1">
        <table:shapes>
          <draw:frame draw:z-index="0" draw:style-name="gr1" draw:text-style-name="P1" svg:width="7.6768in" svg:height="5.2626in" svg:x="1.6701in" svg:y="4.5602in">
            <draw:object draw:notify-on-update-of-ranges="'Shot 1'.I8:'Shot 1'.I16 'Shot 1'.J7:'Shot 1'.J7 'Shot 1'.J8:'Shot 1'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[.A8]-[.$B$1]/2+[.C8]/2" office:value-type="float" office:value="316" calcext:value-type="float">
            <text:p>316</text:p>
          </table:table-cell>
          <table:table-cell table:formula="of:=-([.B8]-[.$C$1]/2+[.D8]/2)" office:value-type="float" office:value="400" calcext:value-type="float">
            <text:p>400</text:p>
          </table:table-cell>
          <table:table-cell/>
          <table:table-cell table:formula="of:=ATAN(TAN([.$C$3]/2)*2*([.F8]/[.$B$1]))" office:value-type="float" office:value="0.0287903944462334" calcext:value-type="float">
            <text:p>0.0287903944462334</text:p>
          </table:table-cell>
          <table:table-cell table:formula="of:=ATAN(TAN([.$C$4]/2)*2*([.G8]/[.$C$1]))" office:value-type="float" office:value="0.036437475347987" calcext:value-type="float">
            <text:p>0.036437475347987</text:p>
          </table:table-cell>
          <table:table-cell/>
          <table:table-cell table:formula="of:=[.$C$3]/[.$B$1]*[.F8]" office:value-type="float" office:value="0.0286687826492476" calcext:value-type="float">
            <text:p>0.0286687826492476</text:p>
          </table:table-cell>
          <table:table-cell table:formula="of:=[.$C$4]/[.$C$1]*[.G8]" office:value-type="float" office:value="0.0364014272337175" calcext:value-type="float">
            <text:p>0.036401427233717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9]-[.$B$1]/2+[.C9]/2" office:value-type="float" office:value="-393" calcext:value-type="float">
            <text:p>-393</text:p>
          </table:table-cell>
          <table:table-cell table:formula="of:=-([.B9]-[.$C$1]/2+[.D9]/2)" office:value-type="float" office:value="354" calcext:value-type="float">
            <text:p>354</text:p>
          </table:table-cell>
          <table:table-cell/>
          <table:table-cell table:formula="of:=ATAN(TAN([.$C$3]/2)*2*([.F9]/[.$B$1]))" office:value-type="float" office:value="-0.0358003690754086" calcext:value-type="float">
            <text:p>-0.0358003690754086</text:p>
          </table:table-cell>
          <table:table-cell table:formula="of:=ATAN(TAN([.$C$4]/2)*2*([.G9]/[.$C$1]))" office:value-type="float" office:value="0.0322502590802627" calcext:value-type="float">
            <text:p>0.0322502590802627</text:p>
          </table:table-cell>
          <table:table-cell/>
          <table:table-cell table:formula="of:=[.$C$3]/[.$B$1]*[.F9]" office:value-type="float" office:value="-0.0356545303201086" calcext:value-type="float">
            <text:p>-0.0356545303201086</text:p>
          </table:table-cell>
          <table:table-cell table:formula="of:=[.$C$4]/[.$C$1]*[.G9]" office:value-type="float" office:value="0.03221526310184" calcext:value-type="float">
            <text:p>0.0322152631018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627" calcext:value-type="float">
            <text:p>-627</text:p>
          </table:table-cell>
          <table:table-cell table:formula="of:=-([.B10]-[.$C$1]/2+[.D10]/2)" office:value-type="float" office:value="225" calcext:value-type="float">
            <text:p>225</text:p>
          </table:table-cell>
          <table:table-cell/>
          <table:table-cell table:formula="of:=ATAN(TAN([.$C$3]/2)*2*([.F10]/[.$B$1]))" office:value-type="float" office:value="-0.0570789645643973" calcext:value-type="float">
            <text:p>-0.0570789645643973</text:p>
          </table:table-cell>
          <table:table-cell table:formula="of:=ATAN(TAN([.$C$4]/2)*2*([.G10]/[.$C$1]))" office:value-type="float" office:value="0.0205022823632" calcext:value-type="float">
            <text:p>0.0205022823632</text:p>
          </table:table-cell>
          <table:table-cell/>
          <table:table-cell table:formula="of:=[.$C$3]/[.$B$1]*[.F10]" office:value-type="float" office:value="-0.0568839453198679" calcext:value-type="float">
            <text:p>-0.0568839453198679</text:p>
          </table:table-cell>
          <table:table-cell table:formula="of:=[.$C$4]/[.$C$1]*[.G10]" office:value-type="float" office:value="0.0204758028189661" calcext:value-type="float">
            <text:p>0.020475802818966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75" calcext:value-type="float">
            <text:p>57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1]-[.$B$1]/2+[.C11]/2" office:value-type="float" office:value="-10" calcext:value-type="float">
            <text:p>-10</text:p>
          </table:table-cell>
          <table:table-cell table:formula="of:=-([.B11]-[.$C$1]/2+[.D11]/2)" office:value-type="float" office:value="120.5" calcext:value-type="float">
            <text:p>120.5</text:p>
          </table:table-cell>
          <table:table-cell/>
          <table:table-cell table:formula="of:=ATAN(TAN([.$C$3]/2)*2*([.F11]/[.$B$1]))" office:value-type="float" office:value="-0.000911339992760008" calcext:value-type="float">
            <text:p>-0.000911339992760008</text:p>
          </table:table-cell>
          <table:table-cell table:formula="of:=ATAN(TAN([.$C$4]/2)*2*([.G11]/[.$C$1]))" office:value-type="float" office:value="0.0109812085349204" calcext:value-type="float">
            <text:p>0.0109812085349204</text:p>
          </table:table-cell>
          <table:table-cell/>
          <table:table-cell table:formula="of:=[.$C$3]/[.$B$1]*[.F11]" office:value-type="float" office:value="-0.000907239957254671" calcext:value-type="float">
            <text:p>-0.000907239957254671</text:p>
          </table:table-cell>
          <table:table-cell table:formula="of:=[.$C$4]/[.$C$1]*[.G11]" office:value-type="float" office:value="0.0109659299541574" calcext:value-type="float">
            <text:p>0.010965929954157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2]-[.$B$1]/2+[.C12]/2" office:value-type="float" office:value="-168.5" calcext:value-type="float">
            <text:p>-168.5</text:p>
          </table:table-cell>
          <table:table-cell table:formula="of:=-([.B12]-[.$C$1]/2+[.D12]/2)" office:value-type="float" office:value="24.5" calcext:value-type="float">
            <text:p>24.5</text:p>
          </table:table-cell>
          <table:table-cell/>
          <table:table-cell table:formula="of:=ATAN(TAN([.$C$3]/2)*2*([.F12]/[.$B$1]))" office:value-type="float" office:value="-0.0153548762643573" calcext:value-type="float">
            <text:p>-0.0153548762643573</text:p>
          </table:table-cell>
          <table:table-cell table:formula="of:=ATAN(TAN([.$C$4]/2)*2*([.G12]/[.$C$1]))" office:value-type="float" office:value="0.0022327798900301" calcext:value-type="float">
            <text:p>0.0022327798900301</text:p>
          </table:table-cell>
          <table:table-cell/>
          <table:table-cell table:formula="of:=[.$C$3]/[.$B$1]*[.F12]" office:value-type="float" office:value="-0.0152869932797412" calcext:value-type="float">
            <text:p>-0.0152869932797412</text:p>
          </table:table-cell>
          <table:table-cell table:formula="of:=[.$C$4]/[.$C$1]*[.G12]" office:value-type="float" office:value="0.0022295874180652" calcext:value-type="float">
            <text:p>0.002229587418065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69" calcext:value-type="float">
            <text:p>69</text:p>
          </table:table-cell>
          <table:table-cell table:formula="of:=-([.B13]-[.$C$1]/2+[.D13]/2)" office:value-type="float" office:value="-33" calcext:value-type="float">
            <text:p>-33</text:p>
          </table:table-cell>
          <table:table-cell/>
          <table:table-cell table:formula="of:=ATAN(TAN([.$C$3]/2)*2*([.F13]/[.$B$1]))" office:value-type="float" office:value="0.00628816480947171" calcext:value-type="float">
            <text:p>0.00628816480947171</text:p>
          </table:table-cell>
          <table:table-cell table:formula="of:=ATAN(TAN([.$C$4]/2)*2*([.G13]/[.$C$1]))" office:value-type="float" office:value="-0.00300741374178213" calcext:value-type="float">
            <text:p>-0.00300741374178213</text:p>
          </table:table-cell>
          <table:table-cell/>
          <table:table-cell table:formula="of:=[.$C$3]/[.$B$1]*[.F13]" office:value-type="float" office:value="0.00625995570505723" calcext:value-type="float">
            <text:p>0.00625995570505723</text:p>
          </table:table-cell>
          <table:table-cell table:formula="of:=[.$C$4]/[.$C$1]*[.G13]" office:value-type="float" office:value="-0.00300311774678169" calcext:value-type="float">
            <text:p>-0.0030031177467816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906" calcext:value-type="float">
            <text:p>90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250.5" calcext:value-type="float">
            <text:p>250.5</text:p>
          </table:table-cell>
          <table:table-cell table:formula="of:=-([.B14]-[.$C$1]/2+[.D14]/2)" office:value-type="float" office:value="-211" calcext:value-type="float">
            <text:p>-211</text:p>
          </table:table-cell>
          <table:table-cell/>
          <table:table-cell table:formula="of:=ATAN(TAN([.$C$3]/2)*2*([.F14]/[.$B$1]))" office:value-type="float" office:value="0.022825108461816" calcext:value-type="float">
            <text:p>0.022825108461816</text:p>
          </table:table-cell>
          <table:table-cell table:formula="of:=ATAN(TAN([.$C$4]/2)*2*([.G14]/[.$C$1]))" office:value-type="float" office:value="-0.0192269095905513" calcext:value-type="float">
            <text:p>-0.0192269095905513</text:p>
          </table:table-cell>
          <table:table-cell/>
          <table:table-cell table:formula="of:=[.$C$3]/[.$B$1]*[.F14]" office:value-type="float" office:value="0.0227263609292295" calcext:value-type="float">
            <text:p>0.0227263609292295</text:p>
          </table:table-cell>
          <table:table-cell table:formula="of:=[.$C$4]/[.$C$1]*[.G14]" office:value-type="float" office:value="-0.019201752865786" calcext:value-type="float">
            <text:p>-0.01920175286578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08" calcext:value-type="float">
            <text:p>100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282.5" calcext:value-type="float">
            <text:p>-282.5</text:p>
          </table:table-cell>
          <table:table-cell table:formula="of:=-([.B15]-[.$C$1]/2+[.D15]/2)" office:value-type="float" office:value="-313" calcext:value-type="float">
            <text:p>-313</text:p>
          </table:table-cell>
          <table:table-cell/>
          <table:table-cell table:formula="of:=ATAN(TAN([.$C$3]/2)*2*([.F15]/[.$B$1]))" office:value-type="float" office:value="-0.0257396759724143" calcext:value-type="float">
            <text:p>-0.0257396759724143</text:p>
          </table:table-cell>
          <table:table-cell table:formula="of:=ATAN(TAN([.$C$4]/2)*2*([.G15]/[.$C$1]))" office:value-type="float" office:value="-0.0285172167871866" calcext:value-type="float">
            <text:p>-0.0285172167871866</text:p>
          </table:table-cell>
          <table:table-cell/>
          <table:table-cell table:formula="of:=[.$C$3]/[.$B$1]*[.F15]" office:value-type="float" office:value="-0.0256295287924445" calcext:value-type="float">
            <text:p>-0.0256295287924445</text:p>
          </table:table-cell>
          <table:table-cell table:formula="of:=[.$C$4]/[.$C$1]*[.G15]" office:value-type="float" office:value="-0.028484116810384" calcext:value-type="float">
            <text:p>-0.028484116810384</text:p>
          </table:table-cell>
        </table:table-row>
      </table:table>
      <table:table table:name="Shot 2" table:style-name="ta1">
        <table:shapes>
          <draw:frame draw:z-index="0" draw:style-name="gr1" draw:text-style-name="P1" svg:width="7.6768in" svg:height="5.2626in" svg:x="1.6701in" svg:y="4.5602in">
            <draw:object draw:notify-on-update-of-ranges="'Shot 2'.I8:'Shot 2'.I16 'Shot 2'.J7:'Shot 2'.J7 'Shot 2'.J8:'Shot 2'.J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115" calcext:value-type="float">
            <text:p>115</text:p>
          </table:table-cell>
          <table:table-cell table:formula="of:=-([.B8]-[.$C$1]/2+[.D8]/2)" office:value-type="float" office:value="529" calcext:value-type="float">
            <text:p>529</text:p>
          </table:table-cell>
          <table:table-cell/>
          <table:table-cell table:formula="of:=ATAN(TAN([.$C$3]/2)*2*([.F8]/[.$B$1]))" office:value-type="float" office:value="0.010480029123957" calcext:value-type="float">
            <text:p>0.010480029123957</text:p>
          </table:table-cell>
          <table:table-cell table:formula="of:=ATAN(TAN([.$C$4]/2)*2*([.G8]/[.$C$1]))" office:value-type="float" office:value="0.0481726012372059" calcext:value-type="float">
            <text:p>0.0481726012372059</text:p>
          </table:table-cell>
          <table:table-cell/>
          <table:table-cell table:formula="of:=[.$C$3]/[.$B$1]*[.F8]" office:value-type="float" office:value="0.0104332595084287" calcext:value-type="float">
            <text:p>0.0104332595084287</text:p>
          </table:table-cell>
          <table:table-cell table:formula="of:=[.$C$4]/[.$C$1]*[.G8]" office:value-type="float" office:value="0.0481408875165914" calcext:value-type="float">
            <text:p>0.0481408875165914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431" calcext:value-type="float">
            <text:p>431</text:p>
          </table:table-cell>
          <table:table-cell table:formula="of:=-([.B9]-[.$C$1]/2+[.D9]/2)" office:value-type="float" office:value="459" calcext:value-type="float">
            <text:p>459</text:p>
          </table:table-cell>
          <table:table-cell/>
          <table:table-cell table:formula="of:=ATAN(TAN([.$C$3]/2)*2*([.F9]/[.$B$1]))" office:value-type="float" office:value="0.0392585832018108" calcext:value-type="float">
            <text:p>0.0392585832018108</text:p>
          </table:table-cell>
          <table:table-cell table:formula="of:=ATAN(TAN([.$C$4]/2)*2*([.G9]/[.$C$1]))" office:value-type="float" office:value="0.0418061445942393" calcext:value-type="float">
            <text:p>0.0418061445942393</text:p>
          </table:table-cell>
          <table:table-cell/>
          <table:table-cell table:formula="of:=[.$C$3]/[.$B$1]*[.F9]" office:value-type="float" office:value="0.0391020421576763" calcext:value-type="float">
            <text:p>0.0391020421576763</text:p>
          </table:table-cell>
          <table:table-cell table:formula="of:=[.$C$4]/[.$C$1]*[.G9]" office:value-type="float" office:value="0.0417706377506908" calcext:value-type="float">
            <text:p>0.041770637750690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35" calcext:value-type="float">
            <text:p>-35</text:p>
          </table:table-cell>
          <table:table-cell table:formula="of:=-([.B10]-[.$C$1]/2+[.D10]/2)" office:value-type="float" office:value="49" calcext:value-type="float">
            <text:p>49</text:p>
          </table:table-cell>
          <table:table-cell/>
          <table:table-cell table:formula="of:=ATAN(TAN([.$C$3]/2)*2*([.F10]/[.$B$1]))" office:value-type="float" office:value="-0.00318968004034124" calcext:value-type="float">
            <text:p>-0.00318968004034124</text:p>
          </table:table-cell>
          <table:table-cell table:formula="of:=ATAN(TAN([.$C$4]/2)*2*([.G10]/[.$C$1]))" office:value-type="float" office:value="0.00446553751810003" calcext:value-type="float">
            <text:p>0.00446553751810003</text:p>
          </table:table-cell>
          <table:table-cell/>
          <table:table-cell table:formula="of:=[.$C$3]/[.$B$1]*[.F10]" office:value-type="float" office:value="-0.00317533985039135" calcext:value-type="float">
            <text:p>-0.00317533985039135</text:p>
          </table:table-cell>
          <table:table-cell table:formula="of:=[.$C$4]/[.$C$1]*[.G10]" office:value-type="float" office:value="0.0044591748361304" calcext:value-type="float">
            <text:p>0.004459174836130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-347" calcext:value-type="float">
            <text:p>-347</text:p>
          </table:table-cell>
          <table:table-cell table:formula="of:=-([.B11]-[.$C$1]/2+[.D11]/2)" office:value-type="float" office:value="-29" calcext:value-type="float">
            <text:p>-29</text:p>
          </table:table-cell>
          <table:table-cell/>
          <table:table-cell table:formula="of:=ATAN(TAN([.$C$3]/2)*2*([.F11]/[.$B$1]))" office:value-type="float" office:value="-0.0316129711689591" calcext:value-type="float">
            <text:p>-0.0316129711689591</text:p>
          </table:table-cell>
          <table:table-cell table:formula="of:=ATAN(TAN([.$C$4]/2)*2*([.G11]/[.$C$1]))" office:value-type="float" office:value="-0.00264288055731552" calcext:value-type="float">
            <text:p>-0.00264288055731552</text:p>
          </table:table-cell>
          <table:table-cell/>
          <table:table-cell table:formula="of:=[.$C$3]/[.$B$1]*[.F11]" office:value-type="float" office:value="-0.0314812265167371" calcext:value-type="float">
            <text:p>-0.0314812265167371</text:p>
          </table:table-cell>
          <table:table-cell table:formula="of:=[.$C$4]/[.$C$1]*[.G11]" office:value-type="float" office:value="-0.00263910347444452" calcext:value-type="float">
            <text:p>-0.0026391034744445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25" calcext:value-type="float">
            <text:p>-25</text:p>
          </table:table-cell>
          <table:table-cell table:formula="of:=-([.B12]-[.$C$1]/2+[.D12]/2)" office:value-type="float" office:value="-75" calcext:value-type="float">
            <text:p>-75</text:p>
          </table:table-cell>
          <table:table-cell/>
          <table:table-cell table:formula="of:=ATAN(TAN([.$C$3]/2)*2*([.F12]/[.$B$1]))" office:value-type="float" office:value="-0.00227834667045052" calcext:value-type="float">
            <text:p>-0.00227834667045052</text:p>
          </table:table-cell>
          <table:table-cell table:formula="of:=ATAN(TAN([.$C$4]/2)*2*([.G12]/[.$C$1]))" office:value-type="float" office:value="-0.0068349454011136" calcext:value-type="float">
            <text:p>-0.0068349454011136</text:p>
          </table:table-cell>
          <table:table-cell/>
          <table:table-cell table:formula="of:=[.$C$3]/[.$B$1]*[.F12]" office:value-type="float" office:value="-0.00226809989313668" calcext:value-type="float">
            <text:p>-0.00226809989313668</text:p>
          </table:table-cell>
          <table:table-cell table:formula="of:=[.$C$4]/[.$C$1]*[.G12]" office:value-type="float" office:value="-0.00682526760632203" calcext:value-type="float">
            <text:p>-0.0068252676063220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868" calcext:value-type="float">
            <text:p>86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3]-[.$B$1]/2+[.C13]/2" office:value-type="float" office:value="90" calcext:value-type="float">
            <text:p>90</text:p>
          </table:table-cell>
          <table:table-cell table:formula="of:=-([.B13]-[.$C$1]/2+[.D13]/2)" office:value-type="float" office:value="-173" calcext:value-type="float">
            <text:p>-173</text:p>
          </table:table-cell>
          <table:table-cell/>
          <table:table-cell table:formula="of:=ATAN(TAN([.$C$3]/2)*2*([.F13]/[.$B$1]))" office:value-type="float" office:value="0.00820187828494823" calcext:value-type="float">
            <text:p>0.00820187828494823</text:p>
          </table:table-cell>
          <table:table-cell table:formula="of:=ATAN(TAN([.$C$4]/2)*2*([.G13]/[.$C$1]))" office:value-type="float" office:value="-0.0157648800869144" calcext:value-type="float">
            <text:p>-0.0157648800869144</text:p>
          </table:table-cell>
          <table:table-cell/>
          <table:table-cell table:formula="of:=[.$C$3]/[.$B$1]*[.F13]" office:value-type="float" office:value="0.00816515961529204" calcext:value-type="float">
            <text:p>0.00816515961529204</text:p>
          </table:table-cell>
          <table:table-cell table:formula="of:=[.$C$4]/[.$C$1]*[.G13]" office:value-type="float" office:value="-0.0157436172785828" calcext:value-type="float">
            <text:p>-0.015743617278582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870" calcext:value-type="float">
            <text:p>87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211.5" calcext:value-type="float">
            <text:p>-211.5</text:p>
          </table:table-cell>
          <table:table-cell table:formula="of:=-([.B14]-[.$C$1]/2+[.D14]/2)" office:value-type="float" office:value="-175" calcext:value-type="float">
            <text:p>-175</text:p>
          </table:table-cell>
          <table:table-cell/>
          <table:table-cell table:formula="of:=ATAN(TAN([.$C$3]/2)*2*([.F14]/[.$B$1]))" office:value-type="float" office:value="-0.0192724597200092" calcext:value-type="float">
            <text:p>-0.0192724597200092</text:p>
          </table:table-cell>
          <table:table-cell table:formula="of:=ATAN(TAN([.$C$4]/2)*2*([.G14]/[.$C$1]))" office:value-type="float" office:value="-0.0159471023148043" calcext:value-type="float">
            <text:p>-0.0159471023148043</text:p>
          </table:table-cell>
          <table:table-cell/>
          <table:table-cell table:formula="of:=[.$C$3]/[.$B$1]*[.F14]" office:value-type="float" office:value="-0.0191881250959363" calcext:value-type="float">
            <text:p>-0.0191881250959363</text:p>
          </table:table-cell>
          <table:table-cell table:formula="of:=[.$C$4]/[.$C$1]*[.G14]" office:value-type="float" office:value="-0.0159256244147514" calcext:value-type="float">
            <text:p>-0.015925624414751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5]-[.$B$1]/2+[.C15]/2" office:value-type="float" office:value="335.5" calcext:value-type="float">
            <text:p>335.5</text:p>
          </table:table-cell>
          <table:table-cell table:formula="of:=-([.B15]-[.$C$1]/2+[.D15]/2)" office:value-type="float" office:value="-370.5" calcext:value-type="float">
            <text:p>-370.5</text:p>
          </table:table-cell>
          <table:table-cell/>
          <table:table-cell table:formula="of:=ATAN(TAN([.$C$3]/2)*2*([.F15]/[.$B$1]))" office:value-type="float" office:value="0.03056594264558" calcext:value-type="float">
            <text:p>0.03056594264558</text:p>
          </table:table-cell>
          <table:table-cell table:formula="of:=ATAN(TAN([.$C$4]/2)*2*([.G15]/[.$C$1]))" office:value-type="float" office:value="-0.033752333125354" calcext:value-type="float">
            <text:p>-0.033752333125354</text:p>
          </table:table-cell>
          <table:table-cell/>
          <table:table-cell table:formula="of:=[.$C$3]/[.$B$1]*[.F15]" office:value-type="float" office:value="0.0304379005658942" calcext:value-type="float">
            <text:p>0.0304379005658942</text:p>
          </table:table-cell>
          <table:table-cell table:formula="of:=[.$C$4]/[.$C$1]*[.G15]" office:value-type="float" office:value="-0.0337168219752309" calcext:value-type="float">
            <text:p>-0.0337168219752309</text:p>
          </table:table-cell>
        </table:table-row>
      </table:table>
      <table:table table:name="Shot 3" table:style-name="ta1">
        <table:shapes>
          <draw:frame draw:z-index="0" draw:style-name="gr1" draw:text-style-name="P1" svg:width="7.6768in" svg:height="5.2626in" svg:x="1.6701in" svg:y="4.5602in">
            <draw:object draw:notify-on-update-of-ranges="'Shot 3'.I8:'Shot 3'.I16 'Shot 3'.J7:'Shot 3'.J7 'Shot 3'.J8:'Shot 3'.J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42" calcext:value-type="float">
            <text:p>44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8]-[.$B$1]/2+[.C8]/2" office:value-type="float" office:value="-592" calcext:value-type="float">
            <text:p>-592</text:p>
          </table:table-cell>
          <table:table-cell table:formula="of:=-([.B8]-[.$C$1]/2+[.D8]/2)" office:value-type="float" office:value="253" calcext:value-type="float">
            <text:p>253</text:p>
          </table:table-cell>
          <table:table-cell/>
          <table:table-cell table:formula="of:=ATAN(TAN([.$C$3]/2)*2*([.F8]/[.$B$1]))" office:value-type="float" office:value="-0.0538990874954613" calcext:value-type="float">
            <text:p>-0.0538990874954613</text:p>
          </table:table-cell>
          <table:table-cell table:formula="of:=ATAN(TAN([.$C$4]/2)*2*([.G8]/[.$C$1]))" office:value-type="float" office:value="0.023052823657187" calcext:value-type="float">
            <text:p>0.023052823657187</text:p>
          </table:table-cell>
          <table:table-cell/>
          <table:table-cell table:formula="of:=[.$C$3]/[.$B$1]*[.F8]" office:value-type="float" office:value="-0.0537086054694765" calcext:value-type="float">
            <text:p>-0.0537086054694765</text:p>
          </table:table-cell>
          <table:table-cell table:formula="of:=[.$C$4]/[.$C$1]*[.G8]" office:value-type="float" office:value="0.0230239027253263" calcext:value-type="float">
            <text:p>0.02302390272532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-415" calcext:value-type="float">
            <text:p>-415</text:p>
          </table:table-cell>
          <table:table-cell table:formula="of:=-([.B9]-[.$C$1]/2+[.D9]/2)" office:value-type="float" office:value="237" calcext:value-type="float">
            <text:p>237</text:p>
          </table:table-cell>
          <table:table-cell/>
          <table:table-cell table:formula="of:=ATAN(TAN([.$C$3]/2)*2*([.F9]/[.$B$1]))" office:value-type="float" office:value="-0.0378026027677838" calcext:value-type="float">
            <text:p>-0.0378026027677838</text:p>
          </table:table-cell>
          <table:table-cell table:formula="of:=ATAN(TAN([.$C$4]/2)*2*([.G9]/[.$C$1]))" office:value-type="float" office:value="0.021595406092475" calcext:value-type="float">
            <text:p>0.021595406092475</text:p>
          </table:table-cell>
          <table:table-cell/>
          <table:table-cell table:formula="of:=[.$C$3]/[.$B$1]*[.F9]" office:value-type="float" office:value="-0.0376504582260688" calcext:value-type="float">
            <text:p>-0.0376504582260688</text:p>
          </table:table-cell>
          <table:table-cell table:formula="of:=[.$C$4]/[.$C$1]*[.G9]" office:value-type="float" office:value="0.0215678456359776" calcext:value-type="float">
            <text:p>0.021567845635977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25" calcext:value-type="float">
            <text:p>25</text:p>
          </table:table-cell>
          <table:table-cell table:formula="of:=-([.B10]-[.$C$1]/2+[.D10]/2)" office:value-type="float" office:value="203" calcext:value-type="float">
            <text:p>203</text:p>
          </table:table-cell>
          <table:table-cell/>
          <table:table-cell table:formula="of:=ATAN(TAN([.$C$3]/2)*2*([.F10]/[.$B$1]))" office:value-type="float" office:value="0.00227834667045052" calcext:value-type="float">
            <text:p>0.00227834667045052</text:p>
          </table:table-cell>
          <table:table-cell table:formula="of:=ATAN(TAN([.$C$4]/2)*2*([.G10]/[.$C$1]))" office:value-type="float" office:value="0.0184980967955662" calcext:value-type="float">
            <text:p>0.0184980967955662</text:p>
          </table:table-cell>
          <table:table-cell/>
          <table:table-cell table:formula="of:=[.$C$3]/[.$B$1]*[.F10]" office:value-type="float" office:value="0.00226809989313668" calcext:value-type="float">
            <text:p>0.00226809989313668</text:p>
          </table:table-cell>
          <table:table-cell table:formula="of:=[.$C$4]/[.$C$1]*[.G10]" office:value-type="float" office:value="0.0184737243211116" calcext:value-type="float">
            <text:p>0.018473724321111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62" calcext:value-type="float">
            <text:p>66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1]-[.$B$1]/2+[.C11]/2" office:value-type="float" office:value="405" calcext:value-type="float">
            <text:p>405</text:p>
          </table:table-cell>
          <table:table-cell table:formula="of:=-([.B11]-[.$C$1]/2+[.D11]/2)" office:value-type="float" office:value="33.5" calcext:value-type="float">
            <text:p>33.5</text:p>
          </table:table-cell>
          <table:table-cell/>
          <table:table-cell table:formula="of:=ATAN(TAN([.$C$3]/2)*2*([.F11]/[.$B$1]))" office:value-type="float" office:value="0.0368925331694651" calcext:value-type="float">
            <text:p>0.0368925331694651</text:p>
          </table:table-cell>
          <table:table-cell table:formula="of:=ATAN(TAN([.$C$4]/2)*2*([.G11]/[.$C$1]))" office:value-type="float" office:value="0.00305298033562802" calcext:value-type="float">
            <text:p>0.00305298033562802</text:p>
          </table:table-cell>
          <table:table-cell/>
          <table:table-cell table:formula="of:=[.$C$3]/[.$B$1]*[.F11]" office:value-type="float" office:value="0.0367432182688142" calcext:value-type="float">
            <text:p>0.0367432182688142</text:p>
          </table:table-cell>
          <table:table-cell table:formula="of:=[.$C$4]/[.$C$1]*[.G11]" office:value-type="float" office:value="0.00304861953082384" calcext:value-type="float">
            <text:p>0.0030486195308238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151" calcext:value-type="float">
            <text:p>-151</text:p>
          </table:table-cell>
          <table:table-cell table:formula="of:=-([.B12]-[.$C$1]/2+[.D12]/2)" office:value-type="float" office:value="17" calcext:value-type="float">
            <text:p>17</text:p>
          </table:table-cell>
          <table:table-cell/>
          <table:table-cell table:formula="of:=ATAN(TAN([.$C$3]/2)*2*([.F12]/[.$B$1]))" office:value-type="float" office:value="-0.0137603691362955" calcext:value-type="float">
            <text:p>-0.0137603691362955</text:p>
          </table:table-cell>
          <table:table-cell table:formula="of:=ATAN(TAN([.$C$4]/2)*2*([.G12]/[.$C$1]))" office:value-type="float" office:value="0.00154927717704782" calcext:value-type="float">
            <text:p>0.00154927717704782</text:p>
          </table:table-cell>
          <table:table-cell/>
          <table:table-cell table:formula="of:=[.$C$3]/[.$B$1]*[.F12]" office:value-type="float" office:value="-0.0136993233545455" calcext:value-type="float">
            <text:p>-0.0136993233545455</text:p>
          </table:table-cell>
          <table:table-cell table:formula="of:=[.$C$4]/[.$C$1]*[.G12]" office:value-type="float" office:value="0.00154706065743299" calcext:value-type="float">
            <text:p>0.0015470606574329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17" calcext:value-type="float">
            <text:p>-17</text:p>
          </table:table-cell>
          <table:table-cell table:formula="of:=-([.B13]-[.$C$1]/2+[.D13]/2)" office:value-type="float" office:value="-43" calcext:value-type="float">
            <text:p>-43</text:p>
          </table:table-cell>
          <table:table-cell/>
          <table:table-cell table:formula="of:=ATAN(TAN([.$C$3]/2)*2*([.F13]/[.$B$1]))" office:value-type="float" office:value="-0.00154927717704782" calcext:value-type="float">
            <text:p>-0.00154927717704782</text:p>
          </table:table-cell>
          <table:table-cell table:formula="of:=ATAN(TAN([.$C$4]/2)*2*([.G13]/[.$C$1]))" office:value-type="float" office:value="-0.00391874299418892" calcext:value-type="float">
            <text:p>-0.00391874299418892</text:p>
          </table:table-cell>
          <table:table-cell/>
          <table:table-cell table:formula="of:=[.$C$3]/[.$B$1]*[.F13]" office:value-type="float" office:value="-0.00154230792733294" calcext:value-type="float">
            <text:p>-0.00154230792733294</text:p>
          </table:table-cell>
          <table:table-cell table:formula="of:=[.$C$4]/[.$C$1]*[.G13]" office:value-type="float" office:value="-0.00391315342762463" calcext:value-type="float">
            <text:p>-0.0039131534276246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91" calcext:value-type="float">
            <text:p>-91</text:p>
          </table:table-cell>
          <table:table-cell table:formula="of:=-([.B14]-[.$C$1]/2+[.D14]/2)" office:value-type="float" office:value="-273" calcext:value-type="float">
            <text:p>-273</text:p>
          </table:table-cell>
          <table:table-cell/>
          <table:table-cell table:formula="of:=ATAN(TAN([.$C$3]/2)*2*([.F14]/[.$B$1]))" office:value-type="float" office:value="-0.00829300611056794" calcext:value-type="float">
            <text:p>-0.00829300611056794</text:p>
          </table:table-cell>
          <table:table-cell table:formula="of:=ATAN(TAN([.$C$4]/2)*2*([.G14]/[.$C$1]))" office:value-type="float" office:value="-0.0248744571577275" calcext:value-type="float">
            <text:p>-0.0248744571577275</text:p>
          </table:table-cell>
          <table:table-cell/>
          <table:table-cell table:formula="of:=[.$C$3]/[.$B$1]*[.F14]" office:value-type="float" office:value="-0.0082558836110175" calcext:value-type="float">
            <text:p>-0.0082558836110175</text:p>
          </table:table-cell>
          <table:table-cell table:formula="of:=[.$C$4]/[.$C$1]*[.G14]" office:value-type="float" office:value="-0.0248439740870122" calcext:value-type="float">
            <text:p>-0.024843974087012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240" calcext:value-type="float">
            <text:p>12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5]-[.$B$1]/2+[.C15]/2" office:value-type="float" office:value="111" calcext:value-type="float">
            <text:p>111</text:p>
          </table:table-cell>
          <table:table-cell table:formula="of:=-([.B15]-[.$C$1]/2+[.D15]/2)" office:value-type="float" office:value="-546" calcext:value-type="float">
            <text:p>-546</text:p>
          </table:table-cell>
          <table:table-cell/>
          <table:table-cell table:formula="of:=ATAN(TAN([.$C$3]/2)*2*([.F15]/[.$B$1]))" office:value-type="float" office:value="0.0101155316855712" calcext:value-type="float">
            <text:p>0.0101155316855712</text:p>
          </table:table-cell>
          <table:table-cell table:formula="of:=ATAN(TAN([.$C$4]/2)*2*([.G15]/[.$C$1]))" office:value-type="float" office:value="-0.0497181707767275" calcext:value-type="float">
            <text:p>-0.0497181707767275</text:p>
          </table:table-cell>
          <table:table-cell/>
          <table:table-cell table:formula="of:=[.$C$3]/[.$B$1]*[.F15]" office:value-type="float" office:value="0.0100703635255268" calcext:value-type="float">
            <text:p>0.0100703635255268</text:p>
          </table:table-cell>
          <table:table-cell table:formula="of:=[.$C$4]/[.$C$1]*[.G15]" office:value-type="float" office:value="-0.0496879481740244" calcext:value-type="float">
            <text:p>-0.0496879481740244</text:p>
          </table:table-cell>
        </table:table-row>
      </table:table>
      <table:table table:name="Shot 4" table:style-name="ta1">
        <table:shapes>
          <draw:frame draw:z-index="0" draw:style-name="gr1" draw:text-style-name="P1" svg:width="7.6768in" svg:height="5.2626in" svg:x="1.6701in" svg:y="4.5602in">
            <draw:object draw:notify-on-update-of-ranges="'Shot 4'.I8:'Shot 4'.I16 'Shot 4'.J7:'Shot 4'.J7 'Shot 4'.J8:'Shot 4'.J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8]-[.$B$1]/2+[.C8]/2" office:value-type="float" office:value="151" calcext:value-type="float">
            <text:p>151</text:p>
          </table:table-cell>
          <table:table-cell table:formula="of:=-([.B8]-[.$C$1]/2+[.D8]/2)" office:value-type="float" office:value="670" calcext:value-type="float">
            <text:p>670</text:p>
          </table:table-cell>
          <table:table-cell/>
          <table:table-cell table:formula="of:=ATAN(TAN([.$C$3]/2)*2*([.F8]/[.$B$1]))" office:value-type="float" office:value="0.0137603691362955" calcext:value-type="float">
            <text:p>0.0137603691362955</text:p>
          </table:table-cell>
          <table:table-cell table:formula="of:=ATAN(TAN([.$C$4]/2)*2*([.G8]/[.$C$1]))" office:value-type="float" office:value="0.0609840826632124" calcext:value-type="float">
            <text:p>0.0609840826632124</text:p>
          </table:table-cell>
          <table:table-cell/>
          <table:table-cell table:formula="of:=[.$C$3]/[.$B$1]*[.F8]" office:value-type="float" office:value="0.0136993233545455" calcext:value-type="float">
            <text:p>0.0136993233545455</text:p>
          </table:table-cell>
          <table:table-cell table:formula="of:=[.$C$4]/[.$C$1]*[.G8]" office:value-type="float" office:value="0.0609723906164768" calcext:value-type="float">
            <text:p>0.060972390616476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-311" calcext:value-type="float">
            <text:p>-311</text:p>
          </table:table-cell>
          <table:table-cell table:formula="of:=-([.B9]-[.$C$1]/2+[.D9]/2)" office:value-type="float" office:value="135" calcext:value-type="float">
            <text:p>135</text:p>
          </table:table-cell>
          <table:table-cell/>
          <table:table-cell table:formula="of:=ATAN(TAN([.$C$3]/2)*2*([.F9]/[.$B$1]))" office:value-type="float" office:value="-0.0283350959800479" calcext:value-type="float">
            <text:p>-0.0283350959800479</text:p>
          </table:table-cell>
          <table:table-cell table:formula="of:=ATAN(TAN([.$C$4]/2)*2*([.G9]/[.$C$1]))" office:value-type="float" office:value="0.0123024726075996" calcext:value-type="float">
            <text:p>0.0123024726075996</text:p>
          </table:table-cell>
          <table:table-cell/>
          <table:table-cell table:formula="of:=[.$C$3]/[.$B$1]*[.F9]" office:value-type="float" office:value="-0.0282151626706203" calcext:value-type="float">
            <text:p>-0.0282151626706203</text:p>
          </table:table-cell>
          <table:table-cell table:formula="of:=[.$C$4]/[.$C$1]*[.G9]" office:value-type="float" office:value="0.0122854816913797" calcext:value-type="float">
            <text:p>0.012285481691379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02" calcext:value-type="float">
            <text:p>60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164" calcext:value-type="float">
            <text:p>-164</text:p>
          </table:table-cell>
          <table:table-cell table:formula="of:=-([.B10]-[.$C$1]/2+[.D10]/2)" office:value-type="float" office:value="93" calcext:value-type="float">
            <text:p>93</text:p>
          </table:table-cell>
          <table:table-cell/>
          <table:table-cell table:formula="of:=ATAN(TAN([.$C$3]/2)*2*([.F10]/[.$B$1]))" office:value-type="float" office:value="-0.014944867278924" calcext:value-type="float">
            <text:p>-0.014944867278924</text:p>
          </table:table-cell>
          <table:table-cell table:formula="of:=ATAN(TAN([.$C$4]/2)*2*([.G10]/[.$C$1]))" office:value-type="float" office:value="0.00847526134708062" calcext:value-type="float">
            <text:p>0.00847526134708062</text:p>
          </table:table-cell>
          <table:table-cell/>
          <table:table-cell table:formula="of:=[.$C$3]/[.$B$1]*[.F10]" office:value-type="float" office:value="-0.0148787352989766" calcext:value-type="float">
            <text:p>-0.0148787352989766</text:p>
          </table:table-cell>
          <table:table-cell table:formula="of:=[.$C$4]/[.$C$1]*[.G10]" office:value-type="float" office:value="0.00846333183183932" calcext:value-type="float">
            <text:p>0.0084633318318393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75" calcext:value-type="float">
            <text:p>75</text:p>
          </table:table-cell>
          <table:table-cell table:formula="of:=-([.B11]-[.$C$1]/2+[.D11]/2)" office:value-type="float" office:value="83" calcext:value-type="float">
            <text:p>83</text:p>
          </table:table-cell>
          <table:table-cell/>
          <table:table-cell table:formula="of:=ATAN(TAN([.$C$3]/2)*2*([.F11]/[.$B$1]))" office:value-type="float" office:value="0.0068349454011136" calcext:value-type="float">
            <text:p>0.0068349454011136</text:p>
          </table:table-cell>
          <table:table-cell table:formula="of:=ATAN(TAN([.$C$4]/2)*2*([.G11]/[.$C$1]))" office:value-type="float" office:value="0.00756397977606047" calcext:value-type="float">
            <text:p>0.00756397977606047</text:p>
          </table:table-cell>
          <table:table-cell/>
          <table:table-cell table:formula="of:=[.$C$3]/[.$B$1]*[.F11]" office:value-type="float" office:value="0.00680429967941003" calcext:value-type="float">
            <text:p>0.00680429967941003</text:p>
          </table:table-cell>
          <table:table-cell table:formula="of:=[.$C$4]/[.$C$1]*[.G11]" office:value-type="float" office:value="0.00755329615099638" calcext:value-type="float">
            <text:p>0.0075532961509963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]-[.$B$1]/2+[.C12]/2" office:value-type="float" office:value="530.5" calcext:value-type="float">
            <text:p>530.5</text:p>
          </table:table-cell>
          <table:table-cell table:formula="of:=-([.B12]-[.$C$1]/2+[.D12]/2)" office:value-type="float" office:value="-31" calcext:value-type="float">
            <text:p>-31</text:p>
          </table:table-cell>
          <table:table-cell/>
          <table:table-cell table:formula="of:=ATAN(TAN([.$C$3]/2)*2*([.F12]/[.$B$1]))" office:value-type="float" office:value="0.0483089843933437" calcext:value-type="float">
            <text:p>0.0483089843933437</text:p>
          </table:table-cell>
          <table:table-cell table:formula="of:=ATAN(TAN([.$C$4]/2)*2*([.G12]/[.$C$1]))" office:value-type="float" office:value="-0.0028251472434036" calcext:value-type="float">
            <text:p>-0.0028251472434036</text:p>
          </table:table-cell>
          <table:table-cell/>
          <table:table-cell table:formula="of:=[.$C$3]/[.$B$1]*[.F12]" office:value-type="float" office:value="0.0481290797323603" calcext:value-type="float">
            <text:p>0.0481290797323603</text:p>
          </table:table-cell>
          <table:table-cell table:formula="of:=[.$C$4]/[.$C$1]*[.G12]" office:value-type="float" office:value="-0.00282111061061311" calcext:value-type="float">
            <text:p>-0.0028211106106131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27" calcext:value-type="float">
            <text:p>27</text:p>
          </table:table-cell>
          <table:table-cell table:formula="of:=-([.B13]-[.$C$1]/2+[.D13]/2)" office:value-type="float" office:value="-69" calcext:value-type="float">
            <text:p>-69</text:p>
          </table:table-cell>
          <table:table-cell/>
          <table:table-cell table:formula="of:=ATAN(TAN([.$C$3]/2)*2*([.F13]/[.$B$1]))" office:value-type="float" office:value="0.00246061369562782" calcext:value-type="float">
            <text:p>0.00246061369562782</text:p>
          </table:table-cell>
          <table:table-cell table:formula="of:=ATAN(TAN([.$C$4]/2)*2*([.G13]/[.$C$1]))" office:value-type="float" office:value="-0.00628816480947172" calcext:value-type="float">
            <text:p>-0.00628816480947172</text:p>
          </table:table-cell>
          <table:table-cell/>
          <table:table-cell table:formula="of:=[.$C$3]/[.$B$1]*[.F13]" office:value-type="float" office:value="0.00244954788458761" calcext:value-type="float">
            <text:p>0.00244954788458761</text:p>
          </table:table-cell>
          <table:table-cell table:formula="of:=[.$C$4]/[.$C$1]*[.G13]" office:value-type="float" office:value="-0.00627924619781627" calcext:value-type="float">
            <text:p>-0.00627924619781627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459" calcext:value-type="float">
            <text:p>459</text:p>
          </table:table-cell>
          <table:table-cell table:formula="of:=-([.B14]-[.$C$1]/2+[.D14]/2)" office:value-type="float" office:value="-85" calcext:value-type="float">
            <text:p>-85</text:p>
          </table:table-cell>
          <table:table-cell/>
          <table:table-cell table:formula="of:=ATAN(TAN([.$C$3]/2)*2*([.F14]/[.$B$1]))" office:value-type="float" office:value="0.0418061445942393" calcext:value-type="float">
            <text:p>0.0418061445942393</text:p>
          </table:table-cell>
          <table:table-cell table:formula="of:=ATAN(TAN([.$C$4]/2)*2*([.G14]/[.$C$1]))" office:value-type="float" office:value="-0.00774623714374422" calcext:value-type="float">
            <text:p>-0.00774623714374422</text:p>
          </table:table-cell>
          <table:table-cell/>
          <table:table-cell table:formula="of:=[.$C$3]/[.$B$1]*[.F14]" office:value-type="float" office:value="0.0416423140379894" calcext:value-type="float">
            <text:p>0.0416423140379894</text:p>
          </table:table-cell>
          <table:table-cell table:formula="of:=[.$C$4]/[.$C$1]*[.G14]" office:value-type="float" office:value="-0.00773530328716497" calcext:value-type="float">
            <text:p>-0.0077353032871649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949" calcext:value-type="float">
            <text:p>9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15]-[.$B$1]/2+[.C15]/2" office:value-type="float" office:value="187" calcext:value-type="float">
            <text:p>187</text:p>
          </table:table-cell>
          <table:table-cell table:formula="of:=-([.B15]-[.$C$1]/2+[.D15]/2)" office:value-type="float" office:value="-254.5" calcext:value-type="float">
            <text:p>-254.5</text:p>
          </table:table-cell>
          <table:table-cell/>
          <table:table-cell table:formula="of:=ATAN(TAN([.$C$3]/2)*2*([.F15]/[.$B$1]))" office:value-type="float" office:value="0.017040413017241" calcext:value-type="float">
            <text:p>0.017040413017241</text:p>
          </table:table-cell>
          <table:table-cell table:formula="of:=ATAN(TAN([.$C$4]/2)*2*([.G15]/[.$C$1]))" office:value-type="float" office:value="-0.0231894516281568" calcext:value-type="float">
            <text:p>-0.0231894516281568</text:p>
          </table:table-cell>
          <table:table-cell/>
          <table:table-cell table:formula="of:=[.$C$3]/[.$B$1]*[.F15]" office:value-type="float" office:value="0.0169653872006623" calcext:value-type="float">
            <text:p>0.0169653872006623</text:p>
          </table:table-cell>
          <table:table-cell table:formula="of:=[.$C$4]/[.$C$1]*[.G15]" office:value-type="float" office:value="-0.0231604080774528" calcext:value-type="float">
            <text:p>-0.0231604080774528</text:p>
          </table:table-cell>
        </table:table-row>
      </table:table>
      <table:table table:name="Shot 5" table:style-name="ta1">
        <table:shapes>
          <draw:frame draw:z-index="0" draw:style-name="gr1" draw:text-style-name="P1" svg:width="7.6768in" svg:height="5.2626in" svg:x="1.6701in" svg:y="4.5602in">
            <draw:object draw:notify-on-update-of-ranges="'Shot 5'.I8:'Shot 5'.I16 'Shot 5'.J7:'Shot 5'.J7 'Shot 5'.J8:'Shot 5'.J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8]-[.$B$1]/2+[.C8]/2" office:value-type="float" office:value="277" calcext:value-type="float">
            <text:p>277</text:p>
          </table:table-cell>
          <table:table-cell table:formula="of:=-([.B8]-[.$C$1]/2+[.D8]/2)" office:value-type="float" office:value="506.5" calcext:value-type="float">
            <text:p>506.5</text:p>
          </table:table-cell>
          <table:table-cell/>
          <table:table-cell table:formula="of:=ATAN(TAN([.$C$3]/2)*2*([.F8]/[.$B$1]))" office:value-type="float" office:value="0.0252387644315449" calcext:value-type="float">
            <text:p>0.0252387644315449</text:p>
          </table:table-cell>
          <table:table-cell table:formula="of:=ATAN(TAN([.$C$4]/2)*2*([.G8]/[.$C$1]))" office:value-type="float" office:value="0.0461266415013606" calcext:value-type="float">
            <text:p>0.0461266415013606</text:p>
          </table:table-cell>
          <table:table-cell/>
          <table:table-cell table:formula="of:=[.$C$3]/[.$B$1]*[.F8]" office:value-type="float" office:value="0.0251305468159544" calcext:value-type="float">
            <text:p>0.0251305468159544</text:p>
          </table:table-cell>
          <table:table-cell table:formula="of:=[.$C$4]/[.$C$1]*[.G8]" office:value-type="float" office:value="0.0460933072346948" calcext:value-type="float">
            <text:p>0.046093307234694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30" calcext:value-type="float">
            <text:p>4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9]-[.$B$1]/2+[.C9]/2" office:value-type="float" office:value="18.5" calcext:value-type="float">
            <text:p>18.5</text:p>
          </table:table-cell>
          <table:table-cell table:formula="of:=-([.B9]-[.$C$1]/2+[.D9]/2)" office:value-type="float" office:value="265" calcext:value-type="float">
            <text:p>265</text:p>
          </table:table-cell>
          <table:table-cell/>
          <table:table-cell table:formula="of:=ATAN(TAN([.$C$3]/2)*2*([.F9]/[.$B$1]))" office:value-type="float" office:value="0.00168597785588634" calcext:value-type="float">
            <text:p>0.00168597785588634</text:p>
          </table:table-cell>
          <table:table-cell table:formula="of:=ATAN(TAN([.$C$4]/2)*2*([.G9]/[.$C$1]))" office:value-type="float" office:value="0.0241458228941815" calcext:value-type="float">
            <text:p>0.0241458228941815</text:p>
          </table:table-cell>
          <table:table-cell/>
          <table:table-cell table:formula="of:=[.$C$3]/[.$B$1]*[.F9]" office:value-type="float" office:value="0.00167839392092114" calcext:value-type="float">
            <text:p>0.00167839392092114</text:p>
          </table:table-cell>
          <table:table-cell table:formula="of:=[.$C$4]/[.$C$1]*[.G9]" office:value-type="float" office:value="0.0241159455423379" calcext:value-type="float">
            <text:p>0.024115945542337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0]-[.$B$1]/2+[.C10]/2" office:value-type="float" office:value="179.5" calcext:value-type="float">
            <text:p>179.5</text:p>
          </table:table-cell>
          <table:table-cell table:formula="of:=-([.B10]-[.$C$1]/2+[.D10]/2)" office:value-type="float" office:value="256.5" calcext:value-type="float">
            <text:p>256.5</text:p>
          </table:table-cell>
          <table:table-cell/>
          <table:table-cell table:formula="of:=ATAN(TAN([.$C$3]/2)*2*([.F10]/[.$B$1]))" office:value-type="float" office:value="0.0163570984366958" calcext:value-type="float">
            <text:p>0.0163570984366958</text:p>
          </table:table-cell>
          <table:table-cell table:formula="of:=ATAN(TAN([.$C$4]/2)*2*([.G10]/[.$C$1]))" office:value-type="float" office:value="0.0233716209082588" calcext:value-type="float">
            <text:p>0.0233716209082588</text:p>
          </table:table-cell>
          <table:table-cell/>
          <table:table-cell table:formula="of:=[.$C$3]/[.$B$1]*[.F10]" office:value-type="float" office:value="0.0162849572327213" calcext:value-type="float">
            <text:p>0.0162849572327213</text:p>
          </table:table-cell>
          <table:table-cell table:formula="of:=[.$C$4]/[.$C$1]*[.G10]" office:value-type="float" office:value="0.0233424152136214" calcext:value-type="float">
            <text:p>0.0233424152136214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1]-[.$B$1]/2+[.C11]/2" office:value-type="float" office:value="427" calcext:value-type="float">
            <text:p>427</text:p>
          </table:table-cell>
          <table:table-cell table:formula="of:=-([.B11]-[.$C$1]/2+[.D11]/2)" office:value-type="float" office:value="194" calcext:value-type="float">
            <text:p>194</text:p>
          </table:table-cell>
          <table:table-cell/>
          <table:table-cell table:formula="of:=ATAN(TAN([.$C$3]/2)*2*([.F11]/[.$B$1]))" office:value-type="float" office:value="0.0388946034639392" calcext:value-type="float">
            <text:p>0.0388946034639392</text:p>
          </table:table-cell>
          <table:table-cell table:formula="of:=ATAN(TAN([.$C$4]/2)*2*([.G11]/[.$C$1]))" office:value-type="float" office:value="0.0176781589471016" calcext:value-type="float">
            <text:p>0.0176781589471016</text:p>
          </table:table-cell>
          <table:table-cell/>
          <table:table-cell table:formula="of:=[.$C$3]/[.$B$1]*[.F11]" office:value-type="float" office:value="0.0387391461747744" calcext:value-type="float">
            <text:p>0.0387391461747744</text:p>
          </table:table-cell>
          <table:table-cell table:formula="of:=[.$C$4]/[.$C$1]*[.G11]" office:value-type="float" office:value="0.017654692208353" calcext:value-type="float">
            <text:p>0.01765469220835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131" calcext:value-type="float">
            <text:p>-131</text:p>
          </table:table-cell>
          <table:table-cell table:formula="of:=-([.B12]-[.$C$1]/2+[.D12]/2)" office:value-type="float" office:value="29" calcext:value-type="float">
            <text:p>29</text:p>
          </table:table-cell>
          <table:table-cell/>
          <table:table-cell table:formula="of:=ATAN(TAN([.$C$3]/2)*2*([.F12]/[.$B$1]))" office:value-type="float" office:value="-0.0119379900613452" calcext:value-type="float">
            <text:p>-0.0119379900613452</text:p>
          </table:table-cell>
          <table:table-cell table:formula="of:=ATAN(TAN([.$C$4]/2)*2*([.G12]/[.$C$1]))" office:value-type="float" office:value="0.00264288055731552" calcext:value-type="float">
            <text:p>0.00264288055731552</text:p>
          </table:table-cell>
          <table:table-cell/>
          <table:table-cell table:formula="of:=[.$C$3]/[.$B$1]*[.F12]" office:value-type="float" office:value="-0.0118848434400362" calcext:value-type="float">
            <text:p>-0.0118848434400362</text:p>
          </table:table-cell>
          <table:table-cell table:formula="of:=[.$C$4]/[.$C$1]*[.G12]" office:value-type="float" office:value="0.00263910347444452" calcext:value-type="float">
            <text:p>0.0026391034744445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3]-[.$B$1]/2+[.C13]/2" office:value-type="float" office:value="68.5" calcext:value-type="float">
            <text:p>68.5</text:p>
          </table:table-cell>
          <table:table-cell table:formula="of:=-([.B13]-[.$C$1]/2+[.D13]/2)" office:value-type="float" office:value="-38.5" calcext:value-type="float">
            <text:p>-38.5</text:p>
          </table:table-cell>
          <table:table-cell/>
          <table:table-cell table:formula="of:=ATAN(TAN([.$C$3]/2)*2*([.F13]/[.$B$1]))" office:value-type="float" office:value="0.00624259958593681" calcext:value-type="float">
            <text:p>0.00624259958593681</text:p>
          </table:table-cell>
          <table:table-cell table:formula="of:=ATAN(TAN([.$C$4]/2)*2*([.G13]/[.$C$1]))" office:value-type="float" office:value="-0.00350864554558025" calcext:value-type="float">
            <text:p>-0.00350864554558025</text:p>
          </table:table-cell>
          <table:table-cell/>
          <table:table-cell table:formula="of:=[.$C$3]/[.$B$1]*[.F13]" office:value-type="float" office:value="0.0062145937071945" calcext:value-type="float">
            <text:p>0.0062145937071945</text:p>
          </table:table-cell>
          <table:table-cell table:formula="of:=[.$C$4]/[.$C$1]*[.G13]" office:value-type="float" office:value="-0.00350363737124531" calcext:value-type="float">
            <text:p>-0.0035036373712453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287" calcext:value-type="float">
            <text:p>-287</text:p>
          </table:table-cell>
          <table:table-cell table:formula="of:=-([.B14]-[.$C$1]/2+[.D14]/2)" office:value-type="float" office:value="-231" calcext:value-type="float">
            <text:p>-231</text:p>
          </table:table-cell>
          <table:table-cell/>
          <table:table-cell table:formula="of:=ATAN(TAN([.$C$3]/2)*2*([.F14]/[.$B$1]))" office:value-type="float" office:value="-0.0261495030895636" calcext:value-type="float">
            <text:p>-0.0261495030895636</text:p>
          </table:table-cell>
          <table:table-cell table:formula="of:=ATAN(TAN([.$C$4]/2)*2*([.G14]/[.$C$1]))" office:value-type="float" office:value="-0.0210488505166861" calcext:value-type="float">
            <text:p>-0.0210488505166861</text:p>
          </table:table-cell>
          <table:table-cell/>
          <table:table-cell table:formula="of:=[.$C$3]/[.$B$1]*[.F14]" office:value-type="float" office:value="-0.0260377867732091" calcext:value-type="float">
            <text:p>-0.0260377867732091</text:p>
          </table:table-cell>
          <table:table-cell table:formula="of:=[.$C$4]/[.$C$1]*[.G14]" office:value-type="float" office:value="-0.0210218242274719" calcext:value-type="float">
            <text:p>-0.021021824227471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120" calcext:value-type="float">
            <text:p>112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15]-[.$B$1]/2+[.C15]/2" office:value-type="float" office:value="486" calcext:value-type="float">
            <text:p>486</text:p>
          </table:table-cell>
          <table:table-cell table:formula="of:=-([.B15]-[.$C$1]/2+[.D15]/2)" office:value-type="float" office:value="-425.5" calcext:value-type="float">
            <text:p>-425.5</text:p>
          </table:table-cell>
          <table:table-cell/>
          <table:table-cell table:formula="of:=ATAN(TAN([.$C$3]/2)*2*([.F15]/[.$B$1]))" office:value-type="float" office:value="0.0442622079078329" calcext:value-type="float">
            <text:p>0.0442622079078329</text:p>
          </table:table-cell>
          <table:table-cell table:formula="of:=ATAN(TAN([.$C$4]/2)*2*([.G15]/[.$C$1]))" office:value-type="float" office:value="-0.0387581083987495" calcext:value-type="float">
            <text:p>-0.0387581083987495</text:p>
          </table:table-cell>
          <table:table-cell/>
          <table:table-cell table:formula="of:=[.$C$3]/[.$B$1]*[.F15]" office:value-type="float" office:value="0.044091861922577" calcext:value-type="float">
            <text:p>0.044091861922577</text:p>
          </table:table-cell>
          <table:table-cell table:formula="of:=[.$C$4]/[.$C$1]*[.G15]" office:value-type="float" office:value="-0.038722018219867" calcext:value-type="float">
            <text:p>-0.038722018219867</text:p>
          </table:table-cell>
        </table:table-row>
      </table:table>
      <table:table table:name="Shot 6" table:style-name="ta1">
        <table:shapes>
          <draw:frame draw:z-index="0" draw:style-name="gr1" draw:text-style-name="P1" svg:width="7.6768in" svg:height="5.2626in" svg:x="1.6701in" svg:y="4.5602in">
            <draw:object draw:notify-on-update-of-ranges="'Shot 6'.I8:'Shot 6'.I16 'Shot 6'.J7:'Shot 6'.J7 'Shot 6'.J8:'Shot 6'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8]-[.$B$1]/2+[.C8]/2" office:value-type="float" office:value="171" calcext:value-type="float">
            <text:p>171</text:p>
          </table:table-cell>
          <table:table-cell table:formula="of:=-([.B8]-[.$C$1]/2+[.D8]/2)" office:value-type="float" office:value="456" calcext:value-type="float">
            <text:p>456</text:p>
          </table:table-cell>
          <table:table-cell/>
          <table:table-cell table:formula="of:=ATAN(TAN([.$C$3]/2)*2*([.F8]/[.$B$1]))" office:value-type="float" office:value="0.015582656811988" calcext:value-type="float">
            <text:p>0.015582656811988</text:p>
          </table:table-cell>
          <table:table-cell table:formula="of:=ATAN(TAN([.$C$4]/2)*2*([.G8]/[.$C$1]))" office:value-type="float" office:value="0.0415332169727748" calcext:value-type="float">
            <text:p>0.0415332169727748</text:p>
          </table:table-cell>
          <table:table-cell/>
          <table:table-cell table:formula="of:=[.$C$3]/[.$B$1]*[.F8]" office:value-type="float" office:value="0.0155138032690549" calcext:value-type="float">
            <text:p>0.0155138032690549</text:p>
          </table:table-cell>
          <table:table-cell table:formula="of:=[.$C$4]/[.$C$1]*[.G8]" office:value-type="float" office:value="0.041497627046438" calcext:value-type="float">
            <text:p>0.04149762704643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20" calcext:value-type="float">
            <text:p>32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9]-[.$B$1]/2+[.C9]/2" office:value-type="float" office:value="-563.5" calcext:value-type="float">
            <text:p>-563.5</text:p>
          </table:table-cell>
          <table:table-cell table:formula="of:=-([.B9]-[.$C$1]/2+[.D9]/2)" office:value-type="float" office:value="374.5" calcext:value-type="float">
            <text:p>374.5</text:p>
          </table:table-cell>
          <table:table-cell/>
          <table:table-cell table:formula="of:=ATAN(TAN([.$C$3]/2)*2*([.F9]/[.$B$1]))" office:value-type="float" office:value="-0.051308949888452" calcext:value-type="float">
            <text:p>-0.051308949888452</text:p>
          </table:table-cell>
          <table:table-cell table:formula="of:=ATAN(TAN([.$C$4]/2)*2*([.G9]/[.$C$1]))" office:value-type="float" office:value="0.0341164496014865" calcext:value-type="float">
            <text:p>0.0341164496014865</text:p>
          </table:table-cell>
          <table:table-cell/>
          <table:table-cell table:formula="of:=[.$C$3]/[.$B$1]*[.F9]" office:value-type="float" office:value="-0.0511229715913007" calcext:value-type="float">
            <text:p>-0.0511229715913007</text:p>
          </table:table-cell>
          <table:table-cell table:formula="of:=[.$C$4]/[.$C$1]*[.G9]" office:value-type="float" office:value="0.034080836247568" calcext:value-type="float">
            <text:p>0.03408083624756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0]-[.$B$1]/2+[.C10]/2" office:value-type="float" office:value="536.5" calcext:value-type="float">
            <text:p>536.5</text:p>
          </table:table-cell>
          <table:table-cell table:formula="of:=-([.B10]-[.$C$1]/2+[.D10]/2)" office:value-type="float" office:value="255" calcext:value-type="float">
            <text:p>255</text:p>
          </table:table-cell>
          <table:table-cell/>
          <table:table-cell table:formula="of:=ATAN(TAN([.$C$3]/2)*2*([.F10]/[.$B$1]))" office:value-type="float" office:value="0.0488544989824693" calcext:value-type="float">
            <text:p>0.0488544989824693</text:p>
          </table:table-cell>
          <table:table-cell table:formula="of:=ATAN(TAN([.$C$4]/2)*2*([.G10]/[.$C$1]))" office:value-type="float" office:value="0.0232349940929728" calcext:value-type="float">
            <text:p>0.0232349940929728</text:p>
          </table:table-cell>
          <table:table-cell/>
          <table:table-cell table:formula="of:=[.$C$3]/[.$B$1]*[.F10]" office:value-type="float" office:value="0.0486734237067131" calcext:value-type="float">
            <text:p>0.0486734237067131</text:p>
          </table:table-cell>
          <table:table-cell table:formula="of:=[.$C$4]/[.$C$1]*[.G10]" office:value-type="float" office:value="0.0232059098614949" calcext:value-type="float">
            <text:p>0.023205909861494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82" calcext:value-type="float">
            <text:p>48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1]-[.$B$1]/2+[.C11]/2" office:value-type="float" office:value="-215.5" calcext:value-type="float">
            <text:p>-215.5</text:p>
          </table:table-cell>
          <table:table-cell table:formula="of:=-([.B11]-[.$C$1]/2+[.D11]/2)" office:value-type="float" office:value="213" calcext:value-type="float">
            <text:p>213</text:p>
          </table:table-cell>
          <table:table-cell/>
          <table:table-cell table:formula="of:=ATAN(TAN([.$C$3]/2)*2*([.F11]/[.$B$1]))" office:value-type="float" office:value="-0.0196368578604139" calcext:value-type="float">
            <text:p>-0.0196368578604139</text:p>
          </table:table-cell>
          <table:table-cell table:formula="of:=ATAN(TAN([.$C$4]/2)*2*([.G11]/[.$C$1]))" office:value-type="float" office:value="0.0194091096277278" calcext:value-type="float">
            <text:p>0.0194091096277278</text:p>
          </table:table-cell>
          <table:table-cell/>
          <table:table-cell table:formula="of:=[.$C$3]/[.$B$1]*[.F11]" office:value-type="float" office:value="-0.0195510210788382" calcext:value-type="float">
            <text:p>-0.0195510210788382</text:p>
          </table:table-cell>
          <table:table-cell table:formula="of:=[.$C$4]/[.$C$1]*[.G11]" office:value-type="float" office:value="0.0193837600019546" calcext:value-type="float">
            <text:p>0.019383760001954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49" calcext:value-type="float">
            <text:p>49</text:p>
          </table:table-cell>
          <table:table-cell table:formula="of:=-([.B12]-[.$C$1]/2+[.D12]/2)" office:value-type="float" office:value="193" calcext:value-type="float">
            <text:p>193</text:p>
          </table:table-cell>
          <table:table-cell/>
          <table:table-cell table:formula="of:=ATAN(TAN([.$C$3]/2)*2*([.F12]/[.$B$1]))" office:value-type="float" office:value="0.00446553751810003" calcext:value-type="float">
            <text:p>0.00446553751810003</text:p>
          </table:table-cell>
          <table:table-cell table:formula="of:=ATAN(TAN([.$C$4]/2)*2*([.G12]/[.$C$1]))" office:value-type="float" office:value="0.0175870532540922" calcext:value-type="float">
            <text:p>0.0175870532540922</text:p>
          </table:table-cell>
          <table:table-cell/>
          <table:table-cell table:formula="of:=[.$C$3]/[.$B$1]*[.F12]" office:value-type="float" office:value="0.00444547579054789" calcext:value-type="float">
            <text:p>0.00444547579054789</text:p>
          </table:table-cell>
          <table:table-cell table:formula="of:=[.$C$4]/[.$C$1]*[.G12]" office:value-type="float" office:value="0.0175636886402687" calcext:value-type="float">
            <text:p>0.017563688640268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59" calcext:value-type="float">
            <text:p>59</text:p>
          </table:table-cell>
          <table:table-cell table:formula="of:=-([.B13]-[.$C$1]/2+[.D13]/2)" office:value-type="float" office:value="11" calcext:value-type="float">
            <text:p>11</text:p>
          </table:table-cell>
          <table:table-cell/>
          <table:table-cell table:formula="of:=ATAN(TAN([.$C$3]/2)*2*([.F13]/[.$B$1]))" office:value-type="float" office:value="0.00537685562926627" calcext:value-type="float">
            <text:p>0.00537685562926627</text:p>
          </table:table-cell>
          <table:table-cell table:formula="of:=ATAN(TAN([.$C$4]/2)*2*([.G13]/[.$C$1]))" office:value-type="float" office:value="0.00100247393375435" calcext:value-type="float">
            <text:p>0.00100247393375435</text:p>
          </table:table-cell>
          <table:table-cell/>
          <table:table-cell table:formula="of:=[.$C$3]/[.$B$1]*[.F13]" office:value-type="float" office:value="0.00535271574780256" calcext:value-type="float">
            <text:p>0.00535271574780256</text:p>
          </table:table-cell>
          <table:table-cell table:formula="of:=[.$C$4]/[.$C$1]*[.G13]" office:value-type="float" office:value="0.00100103924892723" calcext:value-type="float">
            <text:p>0.0010010392489272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53" calcext:value-type="float">
            <text:p>53</text:p>
          </table:table-cell>
          <table:table-cell table:formula="of:=-([.B14]-[.$C$1]/2+[.D14]/2)" office:value-type="float" office:value="-137" calcext:value-type="float">
            <text:p>-137</text:p>
          </table:table-cell>
          <table:table-cell/>
          <table:table-cell table:formula="of:=ATAN(TAN([.$C$3]/2)*2*([.F14]/[.$B$1]))" office:value-type="float" office:value="0.00483006573741394" calcext:value-type="float">
            <text:p>0.00483006573741394</text:p>
          </table:table-cell>
          <table:table-cell table:formula="of:=ATAN(TAN([.$C$4]/2)*2*([.G14]/[.$C$1]))" office:value-type="float" office:value="-0.0124847126609609" calcext:value-type="float">
            <text:p>-0.0124847126609609</text:p>
          </table:table-cell>
          <table:table-cell/>
          <table:table-cell table:formula="of:=[.$C$3]/[.$B$1]*[.F14]" office:value-type="float" office:value="0.00480837177344976" calcext:value-type="float">
            <text:p>0.00480837177344976</text:p>
          </table:table-cell>
          <table:table-cell table:formula="of:=[.$C$4]/[.$C$1]*[.G14]" office:value-type="float" office:value="-0.0124674888275482" calcext:value-type="float">
            <text:p>-0.0124674888275482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966" calcext:value-type="float">
            <text:p>96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5]-[.$B$1]/2+[.C15]/2" office:value-type="float" office:value="217" calcext:value-type="float">
            <text:p>217</text:p>
          </table:table-cell>
          <table:table-cell table:formula="of:=-([.B15]-[.$C$1]/2+[.D15]/2)" office:value-type="float" office:value="-272" calcext:value-type="float">
            <text:p>-272</text:p>
          </table:table-cell>
          <table:table-cell/>
          <table:table-cell table:formula="of:=ATAN(TAN([.$C$3]/2)*2*([.F15]/[.$B$1]))" office:value-type="float" office:value="0.0197735058236116" calcext:value-type="float">
            <text:p>0.0197735058236116</text:p>
          </table:table-cell>
          <table:table-cell table:formula="of:=ATAN(TAN([.$C$4]/2)*2*([.G15]/[.$C$1]))" office:value-type="float" office:value="-0.0247833793036046" calcext:value-type="float">
            <text:p>-0.0247833793036046</text:p>
          </table:table-cell>
          <table:table-cell/>
          <table:table-cell table:formula="of:=[.$C$3]/[.$B$1]*[.F15]" office:value-type="float" office:value="0.0196871070724264" calcext:value-type="float">
            <text:p>0.0196871070724264</text:p>
          </table:table-cell>
          <table:table-cell table:formula="of:=[.$C$4]/[.$C$1]*[.G15]" office:value-type="float" office:value="-0.0247529705189279" calcext:value-type="float">
            <text:p>-0.0247529705189279</text:p>
          </table:table-cell>
        </table:table-row>
      </table:table>
      <table:table table:name="Shot 7" table:style-name="ta1">
        <table:shapes>
          <draw:frame draw:z-index="0" draw:style-name="gr1" draw:text-style-name="P1" svg:width="7.6768in" svg:height="5.2626in" svg:x="1.6701in" svg:y="4.5602in">
            <draw:object draw:notify-on-update-of-ranges="'Shot 7'.I8:'Shot 7'.I16 'Shot 7'.J7:'Shot 7'.J7 'Shot 7'.J8:'Shot 7'.J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formula="of:=[.A8]-[.$B$1]/2+[.C8]/2" office:value-type="float" office:value="404.5" calcext:value-type="float">
            <text:p>404.5</text:p>
          </table:table-cell>
          <table:table-cell table:formula="of:=-([.B8]-[.$C$1]/2+[.D8]/2)" office:value-type="float" office:value="276.5" calcext:value-type="float">
            <text:p>276.5</text:p>
          </table:table-cell>
          <table:table-cell/>
          <table:table-cell table:formula="of:=ATAN(TAN([.$C$3]/2)*2*([.F8]/[.$B$1]))" office:value-type="float" office:value="0.036847028072075" calcext:value-type="float">
            <text:p>0.036847028072075</text:p>
          </table:table-cell>
          <table:table-cell table:formula="of:=ATAN(TAN([.$C$4]/2)*2*([.G8]/[.$C$1]))" office:value-type="float" office:value="0.0251932263867812" calcext:value-type="float">
            <text:p>0.0251932263867812</text:p>
          </table:table-cell>
          <table:table-cell/>
          <table:table-cell table:formula="of:=[.$C$3]/[.$B$1]*[.F8]" office:value-type="float" office:value="0.0366978562709514" calcext:value-type="float">
            <text:p>0.0366978562709514</text:p>
          </table:table-cell>
          <table:table-cell table:formula="of:=[.$C$4]/[.$C$1]*[.G8]" office:value-type="float" office:value="0.0251624865753072" calcext:value-type="float">
            <text:p>0.025162486575307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9]-[.$B$1]/2+[.C9]/2" office:value-type="float" office:value="265.5" calcext:value-type="float">
            <text:p>265.5</text:p>
          </table:table-cell>
          <table:table-cell table:formula="of:=-([.B9]-[.$C$1]/2+[.D9]/2)" office:value-type="float" office:value="163.5" calcext:value-type="float">
            <text:p>163.5</text:p>
          </table:table-cell>
          <table:table-cell/>
          <table:table-cell table:formula="of:=ATAN(TAN([.$C$3]/2)*2*([.F9]/[.$B$1]))" office:value-type="float" office:value="0.0241913632949649" calcext:value-type="float">
            <text:p>0.0241913632949649</text:p>
          </table:table-cell>
          <table:table-cell table:formula="of:=ATAN(TAN([.$C$4]/2)*2*([.G9]/[.$C$1]))" office:value-type="float" office:value="0.0148993104122747" calcext:value-type="float">
            <text:p>0.0148993104122747</text:p>
          </table:table-cell>
          <table:table-cell/>
          <table:table-cell table:formula="of:=[.$C$3]/[.$B$1]*[.F9]" office:value-type="float" office:value="0.0240872208651115" calcext:value-type="float">
            <text:p>0.0240872208651115</text:p>
          </table:table-cell>
          <table:table-cell table:formula="of:=[.$C$4]/[.$C$1]*[.G9]" office:value-type="float" office:value="0.014879083381782" calcext:value-type="float">
            <text:p>0.01487908338178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16" calcext:value-type="float">
            <text:p>61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0]-[.$B$1]/2+[.C10]/2" office:value-type="float" office:value="-564" calcext:value-type="float">
            <text:p>-564</text:p>
          </table:table-cell>
          <table:table-cell table:formula="of:=-([.B10]-[.$C$1]/2+[.D10]/2)" office:value-type="float" office:value="80" calcext:value-type="float">
            <text:p>80</text:p>
          </table:table-cell>
          <table:table-cell/>
          <table:table-cell table:formula="of:=ATAN(TAN([.$C$3]/2)*2*([.F10]/[.$B$1]))" office:value-type="float" office:value="-0.0513543969397411" calcext:value-type="float">
            <text:p>-0.0513543969397411</text:p>
          </table:table-cell>
          <table:table-cell table:formula="of:=ATAN(TAN([.$C$4]/2)*2*([.G10]/[.$C$1]))" office:value-type="float" office:value="0.00729059278607863" calcext:value-type="float">
            <text:p>0.00729059278607863</text:p>
          </table:table-cell>
          <table:table-cell/>
          <table:table-cell table:formula="of:=[.$C$3]/[.$B$1]*[.F10]" office:value-type="float" office:value="-0.0511683335891634" calcext:value-type="float">
            <text:p>-0.0511683335891634</text:p>
          </table:table-cell>
          <table:table-cell table:formula="of:=[.$C$4]/[.$C$1]*[.G10]" office:value-type="float" office:value="0.0072802854467435" calcext:value-type="float">
            <text:p>0.007280285446743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19" calcext:value-type="float">
            <text:p>19</text:p>
          </table:table-cell>
          <table:table-cell table:formula="of:=-([.B11]-[.$C$1]/2+[.D11]/2)" office:value-type="float" office:value="45" calcext:value-type="float">
            <text:p>45</text:p>
          </table:table-cell>
          <table:table-cell/>
          <table:table-cell table:formula="of:=ATAN(TAN([.$C$3]/2)*2*([.F11]/[.$B$1]))" office:value-type="float" office:value="0.00173154473508214" calcext:value-type="float">
            <text:p>0.00173154473508214</text:p>
          </table:table-cell>
          <table:table-cell table:formula="of:=ATAN(TAN([.$C$4]/2)*2*([.G11]/[.$C$1]))" office:value-type="float" office:value="0.00410100811200583" calcext:value-type="float">
            <text:p>0.00410100811200583</text:p>
          </table:table-cell>
          <table:table-cell/>
          <table:table-cell table:formula="of:=[.$C$3]/[.$B$1]*[.F11]" office:value-type="float" office:value="0.00172375591878387" calcext:value-type="float">
            <text:p>0.00172375591878387</text:p>
          </table:table-cell>
          <table:table-cell table:formula="of:=[.$C$4]/[.$C$1]*[.G11]" office:value-type="float" office:value="0.00409516056379322" calcext:value-type="float">
            <text:p>0.0040951605637932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77" calcext:value-type="float">
            <text:p>-77</text:p>
          </table:table-cell>
          <table:table-cell table:formula="of:=-([.B12]-[.$C$1]/2+[.D12]/2)" office:value-type="float" office:value="-123" calcext:value-type="float">
            <text:p>-123</text:p>
          </table:table-cell>
          <table:table-cell/>
          <table:table-cell table:formula="of:=ATAN(TAN([.$C$3]/2)*2*([.F12]/[.$B$1]))" office:value-type="float" office:value="-0.00701720470626885" calcext:value-type="float">
            <text:p>-0.00701720470626885</text:p>
          </table:table-cell>
          <table:table-cell table:formula="of:=ATAN(TAN([.$C$4]/2)*2*([.G12]/[.$C$1]))" office:value-type="float" office:value="-0.0112090155495108" calcext:value-type="float">
            <text:p>-0.0112090155495108</text:p>
          </table:table-cell>
          <table:table-cell/>
          <table:table-cell table:formula="of:=[.$C$3]/[.$B$1]*[.F12]" office:value-type="float" office:value="-0.00698574767086097" calcext:value-type="float">
            <text:p>-0.00698574767086097</text:p>
          </table:table-cell>
          <table:table-cell table:formula="of:=[.$C$4]/[.$C$1]*[.G12]" office:value-type="float" office:value="-0.0111934388743681" calcext:value-type="float">
            <text:p>-0.011193438874368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888" calcext:value-type="float">
            <text:p>88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42" calcext:value-type="float">
            <text:p>-42</text:p>
          </table:table-cell>
          <table:table-cell table:formula="of:=-([.B13]-[.$C$1]/2+[.D13]/2)" office:value-type="float" office:value="-193" calcext:value-type="float">
            <text:p>-193</text:p>
          </table:table-cell>
          <table:table-cell/>
          <table:table-cell table:formula="of:=ATAN(TAN([.$C$3]/2)*2*([.F13]/[.$B$1]))" office:value-type="float" office:value="-0.00382761033688583" calcext:value-type="float">
            <text:p>-0.00382761033688583</text:p>
          </table:table-cell>
          <table:table-cell table:formula="of:=ATAN(TAN([.$C$4]/2)*2*([.G13]/[.$C$1]))" office:value-type="float" office:value="-0.0175870532540922" calcext:value-type="float">
            <text:p>-0.0175870532540922</text:p>
          </table:table-cell>
          <table:table-cell/>
          <table:table-cell table:formula="of:=[.$C$3]/[.$B$1]*[.F13]" office:value-type="float" office:value="-0.00381040782046962" calcext:value-type="float">
            <text:p>-0.00381040782046962</text:p>
          </table:table-cell>
          <table:table-cell table:formula="of:=[.$C$4]/[.$C$1]*[.G13]" office:value-type="float" office:value="-0.0175636886402687" calcext:value-type="float">
            <text:p>-0.017563688640268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952" calcext:value-type="float">
            <text:p>9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615.5" calcext:value-type="float">
            <text:p>615.5</text:p>
          </table:table-cell>
          <table:table-cell table:formula="of:=-([.B14]-[.$C$1]/2+[.D14]/2)" office:value-type="float" office:value="-257" calcext:value-type="float">
            <text:p>-257</text:p>
          </table:table-cell>
          <table:table-cell/>
          <table:table-cell table:formula="of:=ATAN(TAN([.$C$3]/2)*2*([.F14]/[.$B$1]))" office:value-type="float" office:value="0.0560342721241048" calcext:value-type="float">
            <text:p>0.0560342721241048</text:p>
          </table:table-cell>
          <table:table-cell table:formula="of:=ATAN(TAN([.$C$4]/2)*2*([.G14]/[.$C$1]))" office:value-type="float" office:value="-0.023417162986338" calcext:value-type="float">
            <text:p>-0.023417162986338</text:p>
          </table:table-cell>
          <table:table-cell/>
          <table:table-cell table:formula="of:=[.$C$3]/[.$B$1]*[.F14]" office:value-type="float" office:value="0.055840619369025" calcext:value-type="float">
            <text:p>0.055840619369025</text:p>
          </table:table-cell>
          <table:table-cell table:formula="of:=[.$C$4]/[.$C$1]*[.G14]" office:value-type="float" office:value="-0.0233879169976635" calcext:value-type="float">
            <text:p>-0.023387916997663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5]-[.$B$1]/2+[.C15]/2" office:value-type="float" office:value="-141.5" calcext:value-type="float">
            <text:p>-141.5</text:p>
          </table:table-cell>
          <table:table-cell table:formula="of:=-([.B15]-[.$C$1]/2+[.D15]/2)" office:value-type="float" office:value="-314.5" calcext:value-type="float">
            <text:p>-314.5</text:p>
          </table:table-cell>
          <table:table-cell/>
          <table:table-cell table:formula="of:=ATAN(TAN([.$C$3]/2)*2*([.F15]/[.$B$1]))" office:value-type="float" office:value="-0.0128947497304279" calcext:value-type="float">
            <text:p>-0.0128947497304279</text:p>
          </table:table-cell>
          <table:table-cell table:formula="of:=ATAN(TAN([.$C$4]/2)*2*([.G15]/[.$C$1]))" office:value-type="float" office:value="-0.0286538061514363" calcext:value-type="float">
            <text:p>-0.0286538061514363</text:p>
          </table:table-cell>
          <table:table-cell/>
          <table:table-cell table:formula="of:=[.$C$3]/[.$B$1]*[.F15]" office:value-type="float" office:value="-0.0128374453951536" calcext:value-type="float">
            <text:p>-0.0128374453951536</text:p>
          </table:table-cell>
          <table:table-cell table:formula="of:=[.$C$4]/[.$C$1]*[.G15]" office:value-type="float" office:value="-0.0286206221625104" calcext:value-type="float">
            <text:p>-0.0286206221625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23:39:21.229000000</meta:creation-date>
    <dc:date>2023-04-19T22:01:58.818000000</dc:date>
    <meta:editing-duration>P1DT3H4M33S</meta:editing-duration>
    <meta:editing-cycles>37</meta:editing-cycles>
    <meta:generator>LibreOffice/7.4.2.3$Windows_X86_64 LibreOffice_project/382eef1f22670f7f4118c8c2dd222ec7ad009daf</meta:generator>
    <meta:document-statistic meta:table-count="9" meta:cell-count="79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'FOV Check'.A1:'FOV Check'.B12" svg:x="0.319cm" svg:y="0.18cm" svg:width="12.508cm" svg:height="8.646cm">
          <chart:coordinate-region svg:x="0.704cm" svg:y="0.379cm" svg:width="11.791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OV Check'.B1:'FOV Check'.B12" chart:class="chart:scatter">
            <chart:domain table:cell-range-address="'FOV Check'.A1:'FOV Check'.A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5174714766474">
                <text:p>0.00255174714766474</text:p>
                <draw:g>
                  <svg:desc>'FOV Check'.A1:'FOV Check'.A12</svg:desc>
                </draw:g>
              </table:table-cell>
              <table:table-cell office:value-type="float" office:value="0.0047389337991438">
                <text:p>0.0047389337991438</text:p>
                <draw:g>
                  <svg:desc>'FOV Check'.B1:'FOV Check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106622768049011">
                <text:p>0.010662276804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9059218922758">
                <text:p>-0.0179059218922758</text:p>
              </table:table-cell>
              <table:table-cell office:value-type="float" office:value="0.0068349454011136">
                <text:p>0.0068349454011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8289182821667">
                <text:p>-0.0248289182821667</text:p>
              </table:table-cell>
              <table:table-cell office:value-type="float" office:value="-0.0163570984366958">
                <text:p>-0.0163570984366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6948020271849">
                <text:p>0.00236948020271849</text:p>
              </table:table-cell>
              <table:table-cell office:value-type="float" office:value="-0.0184980967955662">
                <text:p>-0.0184980967955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5993303252115">
                <text:p>0.0235993303252115</text:p>
              </table:table-cell>
              <table:table-cell office:value-type="float" office:value="-0.0233260787332124">
                <text:p>-0.0233260787332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2498982753356">
                <text:p>0.00312498982753356</text:p>
              </table:table-cell>
              <table:table-cell office:value-type="float" office:value="0.00416664255426352">
                <text:p>0.00416664255426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1'.I8:'Shot 1'.J16 'Shot 1'.J7:'Shot 1'.J7" chart:data-source-has-labels="row" svg:x="0.39cm" svg:y="0.267cm" svg:width="18.72cm" svg:height="12.834cm">
          <chart:coordinate-region svg:x="0.775cm" svg:y="0.466cm" svg:width="18.003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1'.J8:'Shot 1'.J16" chart:label-cell-address="'Shot 1'.J7:'Shot 1'.J7" chart:class="chart:scatter">
            <chart:domain table:cell-range-address="'Shot 1'.I8:'Shot 1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1'.J7:'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7903944462334">
                <text:p>0.0287903944462334</text:p>
                <draw:g>
                  <svg:desc>'Shot 1'.I8:'Shot 1'.I16</svg:desc>
                </draw:g>
              </table:table-cell>
              <table:table-cell office:value-type="float" office:value="0.036437475347987">
                <text:p>0.036437475347987</text:p>
                <draw:g>
                  <svg:desc>'Shot 1'.J8:'Shot 1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58003690754086">
                <text:p>-0.0358003690754086</text:p>
              </table:table-cell>
              <table:table-cell office:value-type="float" office:value="0.0322502590802627">
                <text:p>0.0322502590802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70789645643973">
                <text:p>-0.0570789645643973</text:p>
              </table:table-cell>
              <table:table-cell office:value-type="float" office:value="0.0205022823632">
                <text:p>0.0205022823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911339992760008">
                <text:p>-0.000911339992760008</text:p>
              </table:table-cell>
              <table:table-cell office:value-type="float" office:value="0.0109812085349204">
                <text:p>0.0109812085349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53548762643573">
                <text:p>-0.0153548762643573</text:p>
              </table:table-cell>
              <table:table-cell office:value-type="float" office:value="0.0022327798900301">
                <text:p>0.0022327798900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8816480947171">
                <text:p>0.00628816480947171</text:p>
              </table:table-cell>
              <table:table-cell office:value-type="float" office:value="-0.00300741374178213">
                <text:p>-0.00300741374178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825108461816">
                <text:p>0.022825108461816</text:p>
              </table:table-cell>
              <table:table-cell office:value-type="float" office:value="-0.0192269095905513">
                <text:p>-0.0192269095905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57396759724143">
                <text:p>-0.0257396759724143</text:p>
              </table:table-cell>
              <table:table-cell office:value-type="float" office:value="-0.0285172167871866">
                <text:p>-0.0285172167871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90 FOV Shot 1'.I8:'90 FOV Shot 1'.J13 '90 FOV Shot 1'.J7:'90 FOV Shot 1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90 FOV Shot 1'.J8:'90 FOV Shot 1'.J13" chart:label-cell-address="'90 FOV Shot 1'.J7:'90 FOV Shot 1'.J7" chart:class="chart:scatter">
            <chart:domain table:cell-range-address="'90 FOV Shot 1'.I8:'90 FOV Shot 1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90 FOV Shot 1'.J7:'90 FOV 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2498982753356">
                <text:p>0.00312498982753356</text:p>
                <draw:g>
                  <svg:desc>'90 FOV Shot 1'.I8:'90 FOV Shot 1'.I13</svg:desc>
                </draw:g>
              </table:table-cell>
              <table:table-cell office:value-type="float" office:value="0.00416664255426352">
                <text:p>0.00416664255426352</text:p>
                <draw:g>
                  <svg:desc>'90 FOV Shot 1'.J8:'90 FOV Shot 1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7'.I8:'Shot 7'.J16 'Shot 7'.J7:'Shot 7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7'.J8:'Shot 7'.J16" chart:label-cell-address="'Shot 7'.J7:'Shot 7'.J7" chart:class="chart:scatter">
            <chart:domain table:cell-range-address="'Shot 7'.I8:'Shot 7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7'.J7:'Shot 7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6847028072075">
                <text:p>0.036847028072075</text:p>
                <draw:g>
                  <svg:desc>'Shot 7'.I8:'Shot 7'.I16</svg:desc>
                </draw:g>
              </table:table-cell>
              <table:table-cell office:value-type="float" office:value="0.0251932263867812">
                <text:p>0.0251932263867812</text:p>
                <draw:g>
                  <svg:desc>'Shot 7'.J8:'Shot 7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1913632949649">
                <text:p>0.0241913632949649</text:p>
              </table:table-cell>
              <table:table-cell office:value-type="float" office:value="0.0148993104122747">
                <text:p>0.0148993104122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13543969397411">
                <text:p>-0.0513543969397411</text:p>
              </table:table-cell>
              <table:table-cell office:value-type="float" office:value="0.00729059278607863">
                <text:p>0.00729059278607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73154473508214">
                <text:p>0.00173154473508214</text:p>
              </table:table-cell>
              <table:table-cell office:value-type="float" office:value="0.00410100811200583">
                <text:p>0.00410100811200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01720470626885">
                <text:p>-0.00701720470626885</text:p>
              </table:table-cell>
              <table:table-cell office:value-type="float" office:value="-0.0112090155495108">
                <text:p>-0.0112090155495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82761033688583">
                <text:p>-0.00382761033688583</text:p>
              </table:table-cell>
              <table:table-cell office:value-type="float" office:value="-0.0175870532540922">
                <text:p>-0.0175870532540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60342721241048">
                <text:p>0.0560342721241048</text:p>
              </table:table-cell>
              <table:table-cell office:value-type="float" office:value="-0.023417162986338">
                <text:p>-0.023417162986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28947497304279">
                <text:p>-0.0128947497304279</text:p>
              </table:table-cell>
              <table:table-cell office:value-type="float" office:value="-0.0286538061514363">
                <text:p>-0.0286538061514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6'.I8:'Shot 6'.J16 'Shot 6'.J7:'Shot 6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6'.J8:'Shot 6'.J16" chart:label-cell-address="'Shot 6'.J7:'Shot 6'.J7" chart:class="chart:scatter">
            <chart:domain table:cell-range-address="'Shot 6'.I8:'Shot 6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6'.J7:'Shot 6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82656811988">
                <text:p>0.015582656811988</text:p>
                <draw:g>
                  <svg:desc>'Shot 6'.I8:'Shot 6'.I16</svg:desc>
                </draw:g>
              </table:table-cell>
              <table:table-cell office:value-type="float" office:value="0.0415332169727748">
                <text:p>0.0415332169727748</text:p>
                <draw:g>
                  <svg:desc>'Shot 6'.J8:'Shot 6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1308949888452">
                <text:p>-0.051308949888452</text:p>
              </table:table-cell>
              <table:table-cell office:value-type="float" office:value="0.0341164496014865">
                <text:p>0.0341164496014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8544989824693">
                <text:p>0.0488544989824693</text:p>
              </table:table-cell>
              <table:table-cell office:value-type="float" office:value="0.0232349940929728">
                <text:p>0.0232349940929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96368578604139">
                <text:p>-0.0196368578604139</text:p>
              </table:table-cell>
              <table:table-cell office:value-type="float" office:value="0.0194091096277278">
                <text:p>0.0194091096277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46553751810003">
                <text:p>0.00446553751810003</text:p>
              </table:table-cell>
              <table:table-cell office:value-type="float" office:value="0.0175870532540922">
                <text:p>0.0175870532540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37685562926627">
                <text:p>0.00537685562926627</text:p>
              </table:table-cell>
              <table:table-cell office:value-type="float" office:value="0.00100247393375435">
                <text:p>0.00100247393375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83006573741394">
                <text:p>0.00483006573741394</text:p>
              </table:table-cell>
              <table:table-cell office:value-type="float" office:value="-0.0124847126609609">
                <text:p>-0.0124847126609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7735058236116">
                <text:p>0.0197735058236116</text:p>
              </table:table-cell>
              <table:table-cell office:value-type="float" office:value="-0.0247833793036046">
                <text:p>-0.0247833793036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5'.I8:'Shot 5'.J16 'Shot 5'.J7:'Shot 5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5'.J8:'Shot 5'.J16" chart:label-cell-address="'Shot 5'.J7:'Shot 5'.J7" chart:class="chart:scatter">
            <chart:domain table:cell-range-address="'Shot 5'.I8:'Shot 5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5'.J7:'Shot 5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2387644315449">
                <text:p>0.0252387644315449</text:p>
                <draw:g>
                  <svg:desc>'Shot 5'.I8:'Shot 5'.I16</svg:desc>
                </draw:g>
              </table:table-cell>
              <table:table-cell office:value-type="float" office:value="0.0461266415013606">
                <text:p>0.0461266415013606</text:p>
                <draw:g>
                  <svg:desc>'Shot 5'.J8:'Shot 5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8597785588634">
                <text:p>0.00168597785588634</text:p>
              </table:table-cell>
              <table:table-cell office:value-type="float" office:value="0.0241458228941815">
                <text:p>0.024145822894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3570984366958">
                <text:p>0.0163570984366958</text:p>
              </table:table-cell>
              <table:table-cell office:value-type="float" office:value="0.0233716209082588">
                <text:p>0.0233716209082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8946034639392">
                <text:p>0.0388946034639392</text:p>
              </table:table-cell>
              <table:table-cell office:value-type="float" office:value="0.0176781589471016">
                <text:p>0.0176781589471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19379900613452">
                <text:p>-0.0119379900613452</text:p>
              </table:table-cell>
              <table:table-cell office:value-type="float" office:value="0.00264288055731552">
                <text:p>0.00264288055731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259958593681">
                <text:p>0.00624259958593681</text:p>
              </table:table-cell>
              <table:table-cell office:value-type="float" office:value="-0.00350864554558025">
                <text:p>-0.00350864554558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61495030895636">
                <text:p>-0.0261495030895636</text:p>
              </table:table-cell>
              <table:table-cell office:value-type="float" office:value="-0.0210488505166861">
                <text:p>-0.0210488505166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42622079078329">
                <text:p>0.0442622079078329</text:p>
              </table:table-cell>
              <table:table-cell office:value-type="float" office:value="-0.0387581083987495">
                <text:p>-0.0387581083987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4'.I8:'Shot 4'.J16 'Shot 4'.J7:'Shot 4'.J7" chart:data-source-has-labels="row" svg:x="0.39cm" svg:y="0.267cm" svg:width="18.72cm" svg:height="12.834cm">
          <chart:coordinate-region svg:x="0.774cm" svg:y="0.467cm" svg:width="18.004cm" svg:height="12.43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4'.J8:'Shot 4'.J16" chart:label-cell-address="'Shot 4'.J7:'Shot 4'.J7" chart:class="chart:scatter">
            <chart:domain table:cell-range-address="'Shot 4'.I8:'Shot 4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4'.J7:'Shot 4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7603691362955">
                <text:p>0.0137603691362955</text:p>
                <draw:g>
                  <svg:desc>'Shot 4'.I8:'Shot 4'.I16</svg:desc>
                </draw:g>
              </table:table-cell>
              <table:table-cell office:value-type="float" office:value="0.0609840826632124">
                <text:p>0.0609840826632124</text:p>
                <draw:g>
                  <svg:desc>'Shot 4'.J8:'Shot 4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83350959800479">
                <text:p>-0.0283350959800479</text:p>
              </table:table-cell>
              <table:table-cell office:value-type="float" office:value="0.0123024726075996">
                <text:p>0.0123024726075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4944867278924">
                <text:p>-0.014944867278924</text:p>
              </table:table-cell>
              <table:table-cell office:value-type="float" office:value="0.00847526134708062">
                <text:p>0.00847526134708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8349454011136">
                <text:p>0.0068349454011136</text:p>
              </table:table-cell>
              <table:table-cell office:value-type="float" office:value="0.00756397977606047">
                <text:p>0.00756397977606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83089843933437">
                <text:p>0.0483089843933437</text:p>
              </table:table-cell>
              <table:table-cell office:value-type="float" office:value="-0.0028251472434036">
                <text:p>-0.0028251472434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6061369562782">
                <text:p>0.00246061369562782</text:p>
              </table:table-cell>
              <table:table-cell office:value-type="float" office:value="-0.00628816480947172">
                <text:p>-0.00628816480947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18061445942393">
                <text:p>0.0418061445942393</text:p>
              </table:table-cell>
              <table:table-cell office:value-type="float" office:value="-0.00774623714374422">
                <text:p>-0.00774623714374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040413017241">
                <text:p>0.017040413017241</text:p>
              </table:table-cell>
              <table:table-cell office:value-type="float" office:value="-0.0231894516281568">
                <text:p>-0.0231894516281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3'.I8:'Shot 3'.J16 'Shot 3'.J7:'Shot 3'.J7" chart:data-source-has-labels="row" svg:x="0.39cm" svg:y="0.267cm" svg:width="18.72cm" svg:height="12.834cm">
          <chart:coordinate-region svg:x="0.774cm" svg:y="0.466cm" svg:width="18.004cm" svg:height="12.43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3'.J8:'Shot 3'.J16" chart:label-cell-address="'Shot 3'.J7:'Shot 3'.J7" chart:class="chart:scatter">
            <chart:domain table:cell-range-address="'Shot 3'.I8:'Shot 3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3'.J7:'Shot 3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38990874954613">
                <text:p>-0.0538990874954613</text:p>
                <draw:g>
                  <svg:desc>'Shot 3'.I8:'Shot 3'.I16</svg:desc>
                </draw:g>
              </table:table-cell>
              <table:table-cell office:value-type="float" office:value="0.023052823657187">
                <text:p>0.023052823657187</text:p>
                <draw:g>
                  <svg:desc>'Shot 3'.J8:'Shot 3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78026027677838">
                <text:p>-0.0378026027677838</text:p>
              </table:table-cell>
              <table:table-cell office:value-type="float" office:value="0.021595406092475">
                <text:p>0.021595406092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7834667045052">
                <text:p>0.00227834667045052</text:p>
              </table:table-cell>
              <table:table-cell office:value-type="float" office:value="0.0184980967955662">
                <text:p>0.0184980967955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8925331694651">
                <text:p>0.0368925331694651</text:p>
              </table:table-cell>
              <table:table-cell office:value-type="float" office:value="0.00305298033562802">
                <text:p>0.00305298033562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37603691362955">
                <text:p>-0.0137603691362955</text:p>
              </table:table-cell>
              <table:table-cell office:value-type="float" office:value="0.00154927717704782">
                <text:p>0.00154927717704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54927717704782">
                <text:p>-0.00154927717704782</text:p>
              </table:table-cell>
              <table:table-cell office:value-type="float" office:value="-0.00391874299418892">
                <text:p>-0.00391874299418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829300611056794">
                <text:p>-0.00829300611056794</text:p>
              </table:table-cell>
              <table:table-cell office:value-type="float" office:value="-0.0248744571577275">
                <text:p>-0.0248744571577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1155316855712">
                <text:p>0.0101155316855712</text:p>
              </table:table-cell>
              <table:table-cell office:value-type="float" office:value="-0.0497181707767275">
                <text:p>-0.0497181707767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2'.I8:'Shot 2'.J16 'Shot 2'.J7:'Shot 2'.J7" chart:data-source-has-labels="row" svg:x="0.39cm" svg:y="0.267cm" svg:width="18.72cm" svg:height="12.834cm">
          <chart:coordinate-region svg:x="0.774cm" svg:y="0.466cm" svg:width="18.005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2'.J8:'Shot 2'.J16" chart:label-cell-address="'Shot 2'.J7:'Shot 2'.J7" chart:class="chart:scatter">
            <chart:domain table:cell-range-address="'Shot 2'.I8:'Shot 2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2'.J7:'Shot 2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480029123957">
                <text:p>0.010480029123957</text:p>
                <draw:g>
                  <svg:desc>'Shot 2'.I8:'Shot 2'.I16</svg:desc>
                </draw:g>
              </table:table-cell>
              <table:table-cell office:value-type="float" office:value="0.0481726012372059">
                <text:p>0.0481726012372059</text:p>
                <draw:g>
                  <svg:desc>'Shot 2'.J8:'Shot 2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2585832018108">
                <text:p>0.0392585832018108</text:p>
              </table:table-cell>
              <table:table-cell office:value-type="float" office:value="0.0418061445942393">
                <text:p>0.0418061445942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18968004034124">
                <text:p>-0.00318968004034124</text:p>
              </table:table-cell>
              <table:table-cell office:value-type="float" office:value="0.00446553751810003">
                <text:p>0.0044655375181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16129711689591">
                <text:p>-0.0316129711689591</text:p>
              </table:table-cell>
              <table:table-cell office:value-type="float" office:value="-0.00264288055731552">
                <text:p>-0.00264288055731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27834667045052">
                <text:p>-0.00227834667045052</text:p>
              </table:table-cell>
              <table:table-cell office:value-type="float" office:value="-0.0068349454011136">
                <text:p>-0.0068349454011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0187828494823">
                <text:p>0.00820187828494823</text:p>
              </table:table-cell>
              <table:table-cell office:value-type="float" office:value="-0.0157648800869144">
                <text:p>-0.0157648800869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92724597200092">
                <text:p>-0.0192724597200092</text:p>
              </table:table-cell>
              <table:table-cell office:value-type="float" office:value="-0.0159471023148043">
                <text:p>-0.0159471023148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56594264558">
                <text:p>0.03056594264558</text:p>
              </table:table-cell>
              <table:table-cell office:value-type="float" office:value="-0.033752333125354">
                <text:p>-0.033752333125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